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4.17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9H30M00S" calcext:value-type="time">
            <text:p>19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4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4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float" office:value="503" calcext:value-type="float">
            <text:p>503</text:p>
          </table:table-cell>
          <table:table-cell office:value-type="float" office:value="3335" calcext:value-type="float">
            <text:p>3335</text:p>
          </table:table-cell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table:formula="of:=[.B4]+[.C4]+[.D4]" office:value-type="float" office:value="4206" calcext:value-type="float">
            <text:p>4206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06" calcext:value-type="float">
            <text:p>206</text:p>
          </table:table-cell>
          <table:table-cell table:formula="of:=[.I4]+[.J4]+[.K4]" office:value-type="float" office:value="1344" calcext:value-type="float">
            <text:p>134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11" calcext:value-type="float">
            <text:p>211</text:p>
          </table:table-cell>
          <table:table-cell table:formula="of:=[.B5]+[.C5]+[.D5]" office:value-type="float" office:value="1449" calcext:value-type="float">
            <text:p>1449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table:formula="of:=[.I5]+[.J5]+[.K5]" office:value-type="float" office:value="1176" calcext:value-type="float">
            <text:p>117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1326" calcext:value-type="float">
            <text:p>1326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table:formula="of:=[.B6]+[.C6]+[.D6]" office:value-type="float" office:value="1833" calcext:value-type="float">
            <text:p>1833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079" calcext:value-type="float">
            <text:p>1079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formula="of:=[.I6]+[.J6]+[.K6]" office:value-type="float" office:value="2785" calcext:value-type="float">
            <text:p>27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99" calcext:value-type="float">
            <text:p>399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  <table:table-cell table:formula="of:=[.B7]+[.C7]+[.D7]" office:value-type="float" office:value="1710" calcext:value-type="float">
            <text:p>1710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22" calcext:value-type="float">
            <text:p>222</text:p>
          </table:table-cell>
          <table:table-cell table:formula="of:=[.I7]+[.J7]+[.K7]" office:value-type="float" office:value="1522" calcext:value-type="float">
            <text:p>15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1211" calcext:value-type="float">
            <text:p>1211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226" calcext:value-type="float">
            <text:p>226</text:p>
          </table:table-cell>
          <table:table-cell table:formula="of:=[.B8]+[.C8]+[.D8]" office:value-type="float" office:value="1616" calcext:value-type="float">
            <text:p>1616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283" calcext:value-type="float">
            <text:p>1283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formula="of:=[.I8]+[.J8]+[.K8]" office:value-type="float" office:value="1794" calcext:value-type="float">
            <text:p>17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20" calcext:value-type="float">
            <text:p>220</text:p>
          </table:table-cell>
          <table:table-cell table:formula="of:=[.B9]+[.C9]+[.D9]" office:value-type="float" office:value="1512" calcext:value-type="float">
            <text:p>1512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formula="of:=[.I9]+[.J9]+[.K9]" office:value-type="float" office:value="1523" calcext:value-type="float">
            <text:p>15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formula="of:=[.B10]+[.C10]+[.D10]" office:value-type="float" office:value="1171" calcext:value-type="float">
            <text:p>1171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 table:formula="of:=[.I10]+[.J10]+[.K10]" office:value-type="float" office:value="1503" calcext:value-type="float">
            <text:p>15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table:formula="of:=[.B11]+[.C11]+[.D11]" office:value-type="float" office:value="1190" calcext:value-type="float">
            <text:p>119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[.I11]+[.J11]+[.K11]" office:value-type="float" office:value="1204" calcext:value-type="float">
            <text:p>12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09" calcext:value-type="float">
            <text:p>209</text:p>
          </table:table-cell>
          <table:table-cell table:formula="of:=[.B12]+[.C12]+[.D12]" office:value-type="float" office:value="833" calcext:value-type="float">
            <text:p>83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19" calcext:value-type="float">
            <text:p>219</text:p>
          </table:table-cell>
          <table:table-cell table:formula="of:=[.I12]+[.J12]+[.K12]" office:value-type="float" office:value="1507" calcext:value-type="float">
            <text:p>150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9" calcext:value-type="float">
            <text:p>569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table:formula="of:=[.B13]+[.C13]+[.D13]" office:value-type="float" office:value="1233" calcext:value-type="float">
            <text:p>1233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formula="of:=[.I13]+[.J13]+[.K13]" office:value-type="float" office:value="1537" calcext:value-type="float">
            <text:p>15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  <table:table-cell table:formula="of:=[.B14]+[.C14]+[.D14]" office:value-type="float" office:value="1206" calcext:value-type="float">
            <text:p>1206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6" calcext:value-type="float">
            <text:p>206</text:p>
          </table:table-cell>
          <table:table-cell table:formula="of:=[.I14]+[.J14]+[.K14]" office:value-type="float" office:value="1530" calcext:value-type="float">
            <text:p>15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table:formula="of:=[.B15]+[.C15]+[.D15]" office:value-type="float" office:value="1176" calcext:value-type="float">
            <text:p>1176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table:formula="of:=[.I15]+[.J15]+[.K15]" office:value-type="float" office:value="1526" calcext:value-type="float">
            <text:p>15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float" office:value="1078" calcext:value-type="float">
            <text:p>1078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table:formula="of:=[.B16]+[.C16]+[.D16]" office:value-type="float" office:value="1540" calcext:value-type="float">
            <text:p>1540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36" calcext:value-type="float">
            <text:p>1036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98" calcext:value-type="float">
            <text:p>198</text:p>
          </table:table-cell>
          <table:table-cell table:formula="of:=[.I16]+[.J16]+[.K16]" office:value-type="float" office:value="1525" calcext:value-type="float">
            <text:p>15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988" calcext:value-type="float">
            <text:p>98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table:formula="of:=[.B17]+[.C17]+[.D17]" office:value-type="float" office:value="1527" calcext:value-type="float">
            <text:p>1527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table:formula="of:=[.I17]+[.J17]+[.K17]" office:value-type="float" office:value="1853" calcext:value-type="float">
            <text:p>185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12" calcext:value-type="float">
            <text:p>212</text:p>
          </table:table-cell>
          <table:table-cell table:formula="of:=[.B18]+[.C18]+[.D18]" office:value-type="float" office:value="1200" calcext:value-type="float">
            <text:p>120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116" calcext:value-type="float">
            <text:p>11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table:formula="of:=[.I18]+[.J18]+[.K18]" office:value-type="float" office:value="1532" calcext:value-type="float">
            <text:p>15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table:formula="of:=[.B19]+[.C19]+[.D19]" office:value-type="float" office:value="1190" calcext:value-type="float">
            <text:p>119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197" calcext:value-type="float">
            <text:p>119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44" calcext:value-type="float">
            <text:p>244</text:p>
          </table:table-cell>
          <table:table-cell table:formula="of:=[.I19]+[.J19]+[.K19]" office:value-type="float" office:value="1523" calcext:value-type="float">
            <text:p>15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float" office:value="1213" calcext:value-type="float">
            <text:p>1213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12" calcext:value-type="float">
            <text:p>212</text:p>
          </table:table-cell>
          <table:table-cell table:formula="of:=[.B20]+[.C20]+[.D20]" office:value-type="float" office:value="1613" calcext:value-type="float">
            <text:p>1613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table:formula="of:=[.I20]+[.J20]+[.K20]" office:value-type="float" office:value="1516" calcext:value-type="float">
            <text:p>15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785" calcext:value-type="float">
            <text:p>785</text:p>
          </table:table-cell>
          <table:table-cell office:value-type="float" office:value="881" calcext:value-type="float">
            <text:p>881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table:formula="of:=[.B21]+[.C21]+[.D21]" office:value-type="float" office:value="2071" calcext:value-type="float">
            <text:p>207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84" calcext:value-type="float">
            <text:p>184</text:p>
          </table:table-cell>
          <table:table-cell table:formula="of:=[.I21]+[.J21]+[.K21]" office:value-type="float" office:value="1256" calcext:value-type="float">
            <text:p>12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table:formula="of:=[.B22]+[.C22]+[.D22]" office:value-type="float" office:value="1184" calcext:value-type="float">
            <text:p>1184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331" calcext:value-type="float">
            <text:p>133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02" calcext:value-type="float">
            <text:p>202</text:p>
          </table:table-cell>
          <table:table-cell table:formula="of:=[.I22]+[.J22]+[.K22]" office:value-type="float" office:value="1754" calcext:value-type="float">
            <text:p>17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838" calcext:value-type="float">
            <text:p>838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table:formula="of:=[.B23]+[.C23]+[.D23]" office:value-type="float" office:value="1211" calcext:value-type="float">
            <text:p>121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table:formula="of:=[.I23]+[.J23]+[.K23]" office:value-type="float" office:value="1510" calcext:value-type="float">
            <text:p>15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47" calcext:value-type="float">
            <text:p>247</text:p>
          </table:table-cell>
          <table:table-cell table:formula="of:=[.B24]+[.C24]+[.D24]" office:value-type="float" office:value="1472" calcext:value-type="float">
            <text:p>147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table:formula="of:=[.I24]+[.J24]+[.K24]" office:value-type="float" office:value="1508" calcext:value-type="float">
            <text:p>15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formula="of:=[.B25]+[.C25]+[.D25]" office:value-type="float" office:value="1406" calcext:value-type="float">
            <text:p>1406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56" calcext:value-type="float">
            <text:p>156</text:p>
          </table:table-cell>
          <table:table-cell table:formula="of:=[.I25]+[.J25]+[.K25]" office:value-type="float" office:value="1497" calcext:value-type="float">
            <text:p>149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formula="of:=[.B26]+[.C26]+[.D26]" office:value-type="float" office:value="1201" calcext:value-type="float">
            <text:p>1201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152" calcext:value-type="float">
            <text:p>1152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244" calcext:value-type="float">
            <text:p>244</text:p>
          </table:table-cell>
          <table:table-cell table:formula="of:=[.I26]+[.J26]+[.K26]" office:value-type="float" office:value="1542" calcext:value-type="float">
            <text:p>1542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table:formula="of:=[.I27]+[.J27]+[.K27]" office:value-type="float" office:value="1480" calcext:value-type="float">
            <text:p>148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formula="of:=[.I28]+[.J28]+[.K28]" office:value-type="float" office:value="1446" calcext:value-type="float">
            <text:p>1446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4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4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float" office:value="1905" calcext:value-type="float">
            <text:p>1905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319" calcext:value-type="float">
            <text:p>319</text:p>
          </table:table-cell>
          <table:table-cell table:formula="of:=[.B33]+[.C33]+[.D33]" office:value-type="float" office:value="2226" calcext:value-type="float">
            <text:p>2226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54" calcext:value-type="float">
            <text:p>254</text:p>
          </table:table-cell>
          <table:table-cell table:formula="of:=[.I33]+[.J33]+[.K33]" office:value-type="float" office:value="2445" calcext:value-type="float">
            <text:p>24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2502" calcext:value-type="float">
            <text:p>2502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300" calcext:value-type="float">
            <text:p>300</text:p>
          </table:table-cell>
          <table:table-cell table:formula="of:=[.B34]+[.C34]+[.D34]" office:value-type="float" office:value="2814" calcext:value-type="float">
            <text:p>2814</text:p>
          </table:table-cell>
          <table:table-cell/>
          <table:table-cell office:value-type="float" office:value="2959" calcext:value-type="float">
            <text:p>2959</text:p>
          </table:table-cell>
          <table:table-cell office:value-type="float" office:value="2999" calcext:value-type="float">
            <text:p>2999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formula="of:=[.I34]+[.J34]+[.K34]" office:value-type="float" office:value="6056" calcext:value-type="float">
            <text:p>60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1262" calcext:value-type="float">
            <text:p>1262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6" calcext:value-type="float">
            <text:p>286</text:p>
          </table:table-cell>
          <table:table-cell table:formula="of:=[.B35]+[.C35]+[.D35]" office:value-type="float" office:value="1547" calcext:value-type="float">
            <text:p>1547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823" calcext:value-type="float">
            <text:p>182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226" calcext:value-type="float">
            <text:p>226</text:p>
          </table:table-cell>
          <table:table-cell table:formula="of:=[.I35]+[.J35]+[.K35]" office:value-type="float" office:value="2266" calcext:value-type="float">
            <text:p>226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1542" calcext:value-type="float">
            <text:p>1542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252" calcext:value-type="float">
            <text:p>252</text:p>
          </table:table-cell>
          <table:table-cell table:formula="of:=[.B36]+[.C36]+[.D36]" office:value-type="float" office:value="1940" calcext:value-type="float">
            <text:p>1940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931" calcext:value-type="float">
            <text:p>1931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21" calcext:value-type="float">
            <text:p>221</text:p>
          </table:table-cell>
          <table:table-cell table:formula="of:=[.I36]+[.J36]+[.K36]" office:value-type="float" office:value="2341" calcext:value-type="float">
            <text:p>234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1467" calcext:value-type="float">
            <text:p>1467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76" calcext:value-type="float">
            <text:p>276</text:p>
          </table:table-cell>
          <table:table-cell table:formula="of:=[.B37]+[.C37]+[.D37]" office:value-type="float" office:value="1820" calcext:value-type="float">
            <text:p>1820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12" calcext:value-type="float">
            <text:p>212</text:p>
          </table:table-cell>
          <table:table-cell table:formula="of:=[.I37]+[.J37]+[.K37]" office:value-type="float" office:value="2016" calcext:value-type="float">
            <text:p>20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14" calcext:value-type="float">
            <text:p>314</text:p>
          </table:table-cell>
          <table:table-cell table:formula="of:=[.B38]+[.C38]+[.D38]" office:value-type="float" office:value="2319" calcext:value-type="float">
            <text:p>2319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2145" calcext:value-type="float">
            <text:p>214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33" calcext:value-type="float">
            <text:p>233</text:p>
          </table:table-cell>
          <table:table-cell table:formula="of:=[.I38]+[.J38]+[.K38]" office:value-type="float" office:value="2527" calcext:value-type="float">
            <text:p>25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float" office:value="2160" calcext:value-type="float">
            <text:p>2160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296" calcext:value-type="float">
            <text:p>296</text:p>
          </table:table-cell>
          <table:table-cell table:formula="of:=[.B39]+[.C39]+[.D39]" office:value-type="float" office:value="2536" calcext:value-type="float">
            <text:p>253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213" calcext:value-type="float">
            <text:p>2213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table:formula="of:=[.I39]+[.J39]+[.K39]" office:value-type="float" office:value="2727" calcext:value-type="float">
            <text:p>27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88" calcext:value-type="float">
            <text:p>288</text:p>
          </table:table-cell>
          <table:table-cell table:formula="of:=[.B40]+[.C40]+[.D40]" office:value-type="float" office:value="1734" calcext:value-type="float">
            <text:p>1734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8" calcext:value-type="float">
            <text:p>178</text:p>
          </table:table-cell>
          <table:table-cell table:formula="of:=[.I40]+[.J40]+[.K40]" office:value-type="float" office:value="2037" calcext:value-type="float">
            <text:p>20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84" calcext:value-type="float">
            <text:p>284</text:p>
          </table:table-cell>
          <table:table-cell table:formula="of:=[.B41]+[.C41]+[.D41]" office:value-type="float" office:value="1473" calcext:value-type="float">
            <text:p>1473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formula="of:=[.I41]+[.J41]+[.K41]" office:value-type="float" office:value="2193" calcext:value-type="float">
            <text:p>21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33" calcext:value-type="float">
            <text:p>233</text:p>
          </table:table-cell>
          <table:table-cell table:formula="of:=[.B42]+[.C42]+[.D42]" office:value-type="float" office:value="1873" calcext:value-type="float">
            <text:p>187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771" calcext:value-type="float">
            <text:p>1771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72" calcext:value-type="float">
            <text:p>172</text:p>
          </table:table-cell>
          <table:table-cell table:formula="of:=[.I42]+[.J42]+[.K42]" office:value-type="float" office:value="2175" calcext:value-type="float">
            <text:p>21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19" calcext:value-type="float">
            <text:p>319</text:p>
          </table:table-cell>
          <table:table-cell table:formula="of:=[.B43]+[.C43]+[.D43]" office:value-type="float" office:value="1835" calcext:value-type="float">
            <text:p>183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37" calcext:value-type="float">
            <text:p>237</text:p>
          </table:table-cell>
          <table:table-cell table:formula="of:=[.I43]+[.J43]+[.K43]" office:value-type="float" office:value="2175" calcext:value-type="float">
            <text:p>21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float" office:value="2169" calcext:value-type="float">
            <text:p>2169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291" calcext:value-type="float">
            <text:p>291</text:p>
          </table:table-cell>
          <table:table-cell table:formula="of:=[.B44]+[.C44]+[.D44]" office:value-type="float" office:value="2495" calcext:value-type="float">
            <text:p>2495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621" calcext:value-type="float">
            <text:p>2621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83" calcext:value-type="float">
            <text:p>183</text:p>
          </table:table-cell>
          <table:table-cell table:formula="of:=[.I44]+[.J44]+[.K44]" office:value-type="float" office:value="3136" calcext:value-type="float">
            <text:p>313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1106" calcext:value-type="float">
            <text:p>1106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30" calcext:value-type="float">
            <text:p>230</text:p>
          </table:table-cell>
          <table:table-cell table:formula="of:=[.B45]+[.C45]+[.D45]" office:value-type="float" office:value="1519" calcext:value-type="float">
            <text:p>1519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table:formula="of:=[.I45]+[.J45]+[.K45]" office:value-type="float" office:value="1492" calcext:value-type="float">
            <text:p>149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1547" calcext:value-type="float">
            <text:p>1547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277" calcext:value-type="float">
            <text:p>277</text:p>
          </table:table-cell>
          <table:table-cell table:formula="of:=[.B46]+[.C46]+[.D46]" office:value-type="float" office:value="1899" calcext:value-type="float">
            <text:p>1899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formula="of:=[.I46]+[.J46]+[.K46]" office:value-type="float" office:value="1833" calcext:value-type="float">
            <text:p>18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1643" calcext:value-type="float">
            <text:p>164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248" calcext:value-type="float">
            <text:p>248</text:p>
          </table:table-cell>
          <table:table-cell table:formula="of:=[.B47]+[.C47]+[.D47]" office:value-type="float" office:value="1956" calcext:value-type="float">
            <text:p>195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table:formula="of:=[.I47]+[.J47]+[.K47]" office:value-type="float" office:value="2170" calcext:value-type="float">
            <text:p>21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4" calcext:value-type="float">
            <text:p>494</text:p>
          </table:table-cell>
          <table:table-cell office:value-type="float" office:value="1563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table:formula="of:=[.B48]+[.C48]+[.D48]" office:value-type="float" office:value="2067" calcext:value-type="float">
            <text:p>206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751" calcext:value-type="float">
            <text:p>175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85" calcext:value-type="float">
            <text:p>185</text:p>
          </table:table-cell>
          <table:table-cell table:formula="of:=[.I48]+[.J48]+[.K48]" office:value-type="float" office:value="2268" calcext:value-type="float">
            <text:p>22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float" office:value="1379" calcext:value-type="float">
            <text:p>1379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296" calcext:value-type="float">
            <text:p>296</text:p>
          </table:table-cell>
          <table:table-cell table:formula="of:=[.B49]+[.C49]+[.D49]" office:value-type="float" office:value="1673" calcext:value-type="float">
            <text:p>1673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table:formula="of:=[.I49]+[.J49]+[.K49]" office:value-type="float" office:value="1834" calcext:value-type="float">
            <text:p>183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float" office:value="1815" calcext:value-type="float">
            <text:p>1815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table:formula="of:=[.B50]+[.C50]+[.D50]" office:value-type="float" office:value="2089" calcext:value-type="float">
            <text:p>208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920" calcext:value-type="float">
            <text:p>192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table:formula="of:=[.I50]+[.J50]+[.K50]" office:value-type="float" office:value="2332" calcext:value-type="float">
            <text:p>23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6" calcext:value-type="float">
            <text:p>516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table:formula="of:=[.B51]+[.C51]+[.D51]" office:value-type="float" office:value="1413" calcext:value-type="float">
            <text:p>1413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094" calcext:value-type="float">
            <text:p>1094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92" calcext:value-type="float">
            <text:p>192</text:p>
          </table:table-cell>
          <table:table-cell table:formula="of:=[.I51]+[.J51]+[.K51]" office:value-type="float" office:value="1543" calcext:value-type="float">
            <text:p>15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table:formula="of:=[.B52]+[.C52]+[.D52]" office:value-type="float" office:value="1490" calcext:value-type="float">
            <text:p>1490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table:formula="of:=[.I52]+[.J52]+[.K52]" office:value-type="float" office:value="1794" calcext:value-type="float">
            <text:p>17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table:formula="of:=[.B53]+[.C53]+[.D53]" office:value-type="float" office:value="2755" calcext:value-type="float">
            <text:p>2755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91" calcext:value-type="float">
            <text:p>191</text:p>
          </table:table-cell>
          <table:table-cell table:formula="of:=[.I53]+[.J53]+[.K53]" office:value-type="float" office:value="3075" calcext:value-type="float">
            <text:p>30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66" calcext:value-type="float">
            <text:p>266</text:p>
          </table:table-cell>
          <table:table-cell table:formula="of:=[.B54]+[.C54]+[.D54]" office:value-type="float" office:value="2740" calcext:value-type="float">
            <text:p>274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756" calcext:value-type="float">
            <text:p>175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table:formula="of:=[.I54]+[.J54]+[.K54]" office:value-type="float" office:value="2119" calcext:value-type="float">
            <text:p>21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23" calcext:value-type="float">
            <text:p>323</text:p>
          </table:table-cell>
          <table:table-cell table:formula="of:=[.B55]+[.C55]+[.D55]" office:value-type="float" office:value="1852" calcext:value-type="float">
            <text:p>1852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table:formula="of:=[.I55]+[.J55]+[.K55]" office:value-type="float" office:value="1845" calcext:value-type="float">
            <text:p>18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97" calcext:value-type="float">
            <text:p>297</text:p>
          </table:table-cell>
          <table:table-cell table:formula="of:=[.B56]+[.C56]+[.D56]" office:value-type="float" office:value="1823" calcext:value-type="float">
            <text:p>1823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table:formula="of:=[.I56]+[.J56]+[.K56]" office:value-type="float" office:value="2473" calcext:value-type="float">
            <text:p>247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8" calcext:value-type="float">
            <text:p>218</text:p>
          </table:table-cell>
          <table:table-cell table:formula="of:=[.B57]+[.C57]+[.D57]" office:value-type="float" office:value="1853" calcext:value-type="float">
            <text:p>185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table:formula="of:=[.I57]+[.J57]+[.K57]" office:value-type="float" office:value="1502" calcext:value-type="float">
            <text:p>1502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3H30M00S" calcext:value-type="time">
            <text:p>13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4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4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71" calcext:value-type="float">
            <text:p>171</text:p>
          </table:table-cell>
          <table:table-cell table:formula="of:=[.B4]+[.C4]+[.D4]" office:value-type="float" office:value="1107" calcext:value-type="float">
            <text:p>1107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76" calcext:value-type="float">
            <text:p>176</text:p>
          </table:table-cell>
          <table:table-cell table:formula="of:=[.I4]+[.J4]+[.K4]" office:value-type="float" office:value="1442" calcext:value-type="float">
            <text:p>144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float" office:value="1073" calcext:value-type="float">
            <text:p>1073</text:p>
          </table:table-cell>
          <table:table-cell office:value-type="float" office:value="962" calcext:value-type="float">
            <text:p>962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[.B5]+[.C5]+[.D5]" office:value-type="float" office:value="2413" calcext:value-type="float">
            <text:p>2413</text:p>
          </table:table-cell>
          <table:table-cell/>
          <table:table-cell office:value-type="float" office:value="2076" calcext:value-type="float">
            <text:p>2076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formula="of:=[.I5]+[.J5]+[.K5]" office:value-type="float" office:value="3161" calcext:value-type="float">
            <text:p>31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7" calcext:value-type="float">
            <text:p>517</text:p>
          </table:table-cell>
          <table:table-cell office:value-type="float" office:value="1311" calcext:value-type="float">
            <text:p>131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table:formula="of:=[.B6]+[.C6]+[.D6]" office:value-type="float" office:value="1839" calcext:value-type="float">
            <text:p>1839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table:formula="of:=[.I6]+[.J6]+[.K6]" office:value-type="float" office:value="1308" calcext:value-type="float">
            <text:p>13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79" calcext:value-type="float">
            <text:p>179</text:p>
          </table:table-cell>
          <table:table-cell table:formula="of:=[.B7]+[.C7]+[.D7]" office:value-type="float" office:value="1810" calcext:value-type="float">
            <text:p>181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9" calcext:value-type="float">
            <text:p>219</text:p>
          </table:table-cell>
          <table:table-cell table:formula="of:=[.I7]+[.J7]+[.K7]" office:value-type="float" office:value="1574" calcext:value-type="float">
            <text:p>15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table:formula="of:=[.B8]+[.C8]+[.D8]" office:value-type="float" office:value="1484" calcext:value-type="float">
            <text:p>1484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82" calcext:value-type="float">
            <text:p>182</text:p>
          </table:table-cell>
          <table:table-cell table:formula="of:=[.I8]+[.J8]+[.K8]" office:value-type="float" office:value="1963" calcext:value-type="float">
            <text:p>19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4" calcext:value-type="float">
            <text:p>614</text:p>
          </table:table-cell>
          <table:table-cell office:value-type="float" office:value="988" calcext:value-type="float">
            <text:p>98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table:formula="of:=[.B9]+[.C9]+[.D9]" office:value-type="float" office:value="1607" calcext:value-type="float">
            <text:p>160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61" calcext:value-type="float">
            <text:p>261</text:p>
          </table:table-cell>
          <table:table-cell table:formula="of:=[.I9]+[.J9]+[.K9]" office:value-type="float" office:value="1329" calcext:value-type="float">
            <text:p>13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32" calcext:value-type="float">
            <text:p>232</text:p>
          </table:table-cell>
          <table:table-cell table:formula="of:=[.B10]+[.C10]+[.D10]" office:value-type="float" office:value="1110" calcext:value-type="float">
            <text:p>1110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992" calcext:value-type="float">
            <text:p>99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table:formula="of:=[.I10]+[.J10]+[.K10]" office:value-type="float" office:value="1383" calcext:value-type="float">
            <text:p>13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821" calcext:value-type="float">
            <text:p>82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table:formula="of:=[.B11]+[.C11]+[.D11]" office:value-type="float" office:value="1216" calcext:value-type="float">
            <text:p>1216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47" calcext:value-type="float">
            <text:p>247</text:p>
          </table:table-cell>
          <table:table-cell table:formula="of:=[.I11]+[.J11]+[.K11]" office:value-type="float" office:value="1190" calcext:value-type="float">
            <text:p>11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09" calcext:value-type="float">
            <text:p>209</text:p>
          </table:table-cell>
          <table:table-cell table:formula="of:=[.B12]+[.C12]+[.D12]" office:value-type="float" office:value="1029" calcext:value-type="float">
            <text:p>1029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30" calcext:value-type="float">
            <text:p>230</text:p>
          </table:table-cell>
          <table:table-cell table:formula="of:=[.I12]+[.J12]+[.K12]" office:value-type="float" office:value="1298" calcext:value-type="float">
            <text:p>129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805" calcext:value-type="float">
            <text:p>805</text:p>
          </table:table-cell>
          <table:table-cell office:value-type="float" office:value="864" calcext:value-type="float">
            <text:p>864</text:p>
          </table:table-cell>
          <table:table-cell office:value-type="float" office:value="93" calcext:value-type="float">
            <text:p>93</text:p>
          </table:table-cell>
          <table:table-cell office:value-type="float" office:value="289" calcext:value-type="float">
            <text:p>289</text:p>
          </table:table-cell>
          <table:table-cell table:formula="of:=[.B13]+[.C13]+[.D13]" office:value-type="float" office:value="1989" calcext:value-type="float">
            <text:p>1989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869" calcext:value-type="float">
            <text:p>869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177" calcext:value-type="float">
            <text:p>177</text:p>
          </table:table-cell>
          <table:table-cell table:formula="of:=[.I13]+[.J13]+[.K13]" office:value-type="float" office:value="1290" calcext:value-type="float">
            <text:p>12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table:formula="of:=[.B14]+[.C14]+[.D14]" office:value-type="float" office:value="1129" calcext:value-type="float">
            <text:p>1129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13" calcext:value-type="float">
            <text:p>213</text:p>
          </table:table-cell>
          <table:table-cell table:formula="of:=[.I14]+[.J14]+[.K14]" office:value-type="float" office:value="1378" calcext:value-type="float">
            <text:p>13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9" calcext:value-type="float">
            <text:p>659</text:p>
          </table:table-cell>
          <table:table-cell office:value-type="float" office:value="903" calcext:value-type="float">
            <text:p>903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table:formula="of:=[.B15]+[.C15]+[.D15]" office:value-type="float" office:value="1569" calcext:value-type="float">
            <text:p>1569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table:formula="of:=[.I15]+[.J15]+[.K15]" office:value-type="float" office:value="1830" calcext:value-type="float">
            <text:p>18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table:formula="of:=[.B16]+[.C16]+[.D16]" office:value-type="float" office:value="1547" calcext:value-type="float">
            <text:p>1547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41" calcext:value-type="float">
            <text:p>241</text:p>
          </table:table-cell>
          <table:table-cell table:formula="of:=[.I16]+[.J16]+[.K16]" office:value-type="float" office:value="1235" calcext:value-type="float">
            <text:p>12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02" calcext:value-type="float">
            <text:p>202</text:p>
          </table:table-cell>
          <table:table-cell table:formula="of:=[.B17]+[.C17]+[.D17]" office:value-type="float" office:value="982" calcext:value-type="float">
            <text:p>982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1164" calcext:value-type="float">
            <text:p>116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table:formula="of:=[.I17]+[.J17]+[.K17]" office:value-type="float" office:value="1810" calcext:value-type="float">
            <text:p>18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08" calcext:value-type="float">
            <text:p>208</text:p>
          </table:table-cell>
          <table:table-cell table:formula="of:=[.B18]+[.C18]+[.D18]" office:value-type="float" office:value="895" calcext:value-type="float">
            <text:p>895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82" calcext:value-type="float">
            <text:p>182</text:p>
          </table:table-cell>
          <table:table-cell table:formula="of:=[.I18]+[.J18]+[.K18]" office:value-type="float" office:value="1349" calcext:value-type="float">
            <text:p>134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43" calcext:value-type="float">
            <text:p>243</text:p>
          </table:table-cell>
          <table:table-cell table:formula="of:=[.B19]+[.C19]+[.D19]" office:value-type="float" office:value="1497" calcext:value-type="float">
            <text:p>1497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579" calcext:value-type="float">
            <text:p>579</text:p>
          </table:table-cell>
          <table:table-cell office:value-type="float" office:value="544" calcext:value-type="float">
            <text:p>544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formula="of:=[.I19]+[.J19]+[.K19]" office:value-type="float" office:value="1965" calcext:value-type="float">
            <text:p>19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float" office:value="962" calcext:value-type="float">
            <text:p>962</text:p>
          </table:table-cell>
          <table:table-cell office:value-type="float" office:value="1148" calcext:value-type="float">
            <text:p>1148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formula="of:=[.B20]+[.C20]+[.D20]" office:value-type="float" office:value="2667" calcext:value-type="float">
            <text:p>2667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31" calcext:value-type="float">
            <text:p>831</text:p>
          </table:table-cell>
          <table:table-cell office:value-type="float" office:value="1454" calcext:value-type="float">
            <text:p>1454</text:p>
          </table:table-cell>
          <table:table-cell office:value-type="float" office:value="57" calcext:value-type="float">
            <text:p>57</text:p>
          </table:table-cell>
          <table:table-cell office:value-type="float" office:value="194" calcext:value-type="float">
            <text:p>194</text:p>
          </table:table-cell>
          <table:table-cell table:formula="of:=[.I20]+[.J20]+[.K20]" office:value-type="float" office:value="2576" calcext:value-type="float">
            <text:p>257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table:formula="of:=[.B21]+[.C21]+[.D21]" office:value-type="float" office:value="1191" calcext:value-type="float">
            <text:p>119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95" calcext:value-type="float">
            <text:p>195</text:p>
          </table:table-cell>
          <table:table-cell table:formula="of:=[.I21]+[.J21]+[.K21]" office:value-type="float" office:value="1364" calcext:value-type="float">
            <text:p>136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table:formula="of:=[.B22]+[.C22]+[.D22]" office:value-type="float" office:value="1160" calcext:value-type="float">
            <text:p>116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772" calcext:value-type="float">
            <text:p>772</text:p>
          </table:table-cell>
          <table:table-cell office:value-type="float" office:value="1571" calcext:value-type="float">
            <text:p>1571</text:p>
          </table:table-cell>
          <table:table-cell office:value-type="float" office:value="81" calcext:value-type="float">
            <text:p>81</text:p>
          </table:table-cell>
          <table:table-cell office:value-type="float" office:value="209" calcext:value-type="float">
            <text:p>209</text:p>
          </table:table-cell>
          <table:table-cell table:formula="of:=[.I22]+[.J22]+[.K22]" office:value-type="float" office:value="2730" calcext:value-type="float">
            <text:p>27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6" calcext:value-type="float">
            <text:p>376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table:formula="of:=[.B23]+[.C23]+[.D23]" office:value-type="float" office:value="1472" calcext:value-type="float">
            <text:p>147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931" calcext:value-type="float">
            <text:p>93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51" calcext:value-type="float">
            <text:p>251</text:p>
          </table:table-cell>
          <table:table-cell table:formula="of:=[.I23]+[.J23]+[.K23]" office:value-type="float" office:value="1228" calcext:value-type="float">
            <text:p>12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table:formula="of:=[.B24]+[.C24]+[.D24]" office:value-type="float" office:value="1461" calcext:value-type="float">
            <text:p>1461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0" calcext:value-type="float">
            <text:p>101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table:formula="of:=[.I24]+[.J24]+[.K24]" office:value-type="float" office:value="1504" calcext:value-type="float">
            <text:p>15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formula="of:=[.B25]+[.C25]+[.D25]" office:value-type="float" office:value="1163" calcext:value-type="float">
            <text:p>1163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13" calcext:value-type="float">
            <text:p>213</text:p>
          </table:table-cell>
          <table:table-cell table:formula="of:=[.I25]+[.J25]+[.K25]" office:value-type="float" office:value="1319" calcext:value-type="float">
            <text:p>1319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table:formula="of:=[.I26]+[.J26]+[.K26]" office:value-type="float" office:value="1156" calcext:value-type="float">
            <text:p>115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  <table:table-cell table:formula="of:=[.I27]+[.J27]+[.K2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  <table:table-cell table:formula="of:=[.I28]+[.J28]+[.K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4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4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table:formula="of:=[.B33]+[.C33]+[.D33]" office:value-type="float" office:value="2310" calcext:value-type="float">
            <text:p>2310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table:formula="of:=[.I33]+[.J33]+[.K33]" office:value-type="float" office:value="2510" calcext:value-type="float">
            <text:p>25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16" calcext:value-type="float">
            <text:p>2916</text:p>
          </table:table-cell>
          <table:table-cell office:value-type="float" office:value="2585" calcext:value-type="float">
            <text:p>258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formula="of:=[.B34]+[.C34]+[.D34]" office:value-type="float" office:value="5502" calcext:value-type="float">
            <text:p>5502</text:p>
          </table:table-cell>
          <table:table-cell/>
          <table:table-cell office:value-type="float" office:value="3086" calcext:value-type="float">
            <text:p>3086</text:p>
          </table:table-cell>
          <table:table-cell office:value-type="float" office:value="2361" calcext:value-type="float">
            <text:p>236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table:formula="of:=[.I34]+[.J34]+[.K34]" office:value-type="float" office:value="5449" calcext:value-type="float">
            <text:p>544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1" calcext:value-type="float">
            <text:p>531</text:p>
          </table:table-cell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table:formula="of:=[.B35]+[.C35]+[.D35]" office:value-type="float" office:value="1805" calcext:value-type="float">
            <text:p>1805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formula="of:=[.I35]+[.J35]+[.K35]" office:value-type="float" office:value="1694" calcext:value-type="float">
            <text:p>16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table:formula="of:=[.B36]+[.C36]+[.D36]" office:value-type="float" office:value="2084" calcext:value-type="float">
            <text:p>208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table:formula="of:=[.I36]+[.J36]+[.K36]" office:value-type="float" office:value="2201" calcext:value-type="float">
            <text:p>22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office:value-type="float" office:value="1413" calcext:value-type="float">
            <text:p>1413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table:formula="of:=[.B37]+[.C37]+[.D37]" office:value-type="float" office:value="2101" calcext:value-type="float">
            <text:p>2101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574" calcext:value-type="float">
            <text:p>1574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table:formula="of:=[.I37]+[.J37]+[.K37]" office:value-type="float" office:value="2148" calcext:value-type="float">
            <text:p>214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float" office:value="2008" calcext:value-type="float">
            <text:p>2008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table:formula="of:=[.B38]+[.C38]+[.D38]" office:value-type="float" office:value="2694" calcext:value-type="float">
            <text:p>269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74" calcext:value-type="float">
            <text:p>274</text:p>
          </table:table-cell>
          <table:table-cell table:formula="of:=[.I38]+[.J38]+[.K38]" office:value-type="float" office:value="2427" calcext:value-type="float">
            <text:p>24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07" calcext:value-type="float">
            <text:p>207</text:p>
          </table:table-cell>
          <table:table-cell table:formula="of:=[.B39]+[.C39]+[.D39]" office:value-type="float" office:value="2376" calcext:value-type="float">
            <text:p>2376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053" calcext:value-type="float">
            <text:p>205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formula="of:=[.I39]+[.J39]+[.K39]" office:value-type="float" office:value="2376" calcext:value-type="float">
            <text:p>237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table:formula="of:=[.B40]+[.C40]+[.D40]" office:value-type="float" office:value="1937" calcext:value-type="float">
            <text:p>1937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table:formula="of:=[.I40]+[.J40]+[.K40]" office:value-type="float" office:value="1852" calcext:value-type="float">
            <text:p>18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3" calcext:value-type="float">
            <text:p>533</text:p>
          </table:table-cell>
          <table:table-cell office:value-type="float" office:value="1594" calcext:value-type="float">
            <text:p>1594</text:p>
          </table:table-cell>
          <table:table-cell office:value-type="float" office:value="1924" calcext:value-type="float">
            <text:p>1924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formula="of:=[.B41]+[.C41]+[.D41]" office:value-type="float" office:value="4051" calcext:value-type="float">
            <text:p>4051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table:formula="of:=[.I41]+[.J41]+[.K41]" office:value-type="float" office:value="2189" calcext:value-type="float">
            <text:p>21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23" calcext:value-type="float">
            <text:p>223</text:p>
          </table:table-cell>
          <table:table-cell table:formula="of:=[.B42]+[.C42]+[.D42]" office:value-type="float" office:value="2148" calcext:value-type="float">
            <text:p>214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11" calcext:value-type="float">
            <text:p>211</text:p>
          </table:table-cell>
          <table:table-cell table:formula="of:=[.I42]+[.J42]+[.K42]" office:value-type="float" office:value="1963" calcext:value-type="float">
            <text:p>19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1" calcext:value-type="float">
            <text:p>501</text:p>
          </table:table-cell>
          <table:table-cell office:value-type="float" office:value="1097" calcext:value-type="float">
            <text:p>1097</text:p>
          </table:table-cell>
          <table:table-cell office:value-type="float" office:value="2879" calcext:value-type="float">
            <text:p>2879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table:formula="of:=[.B43]+[.C43]+[.D43]" office:value-type="float" office:value="4477" calcext:value-type="float">
            <text:p>4477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  <table:table-cell table:formula="of:=[.I43]+[.J43]+[.K43]" office:value-type="float" office:value="1973" calcext:value-type="float">
            <text:p>197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  <table:table-cell table:formula="of:=[.B44]+[.C44]+[.D44]" office:value-type="float" office:value="2090" calcext:value-type="float">
            <text:p>209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1847" calcext:value-type="float">
            <text:p>184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formula="of:=[.I44]+[.J44]+[.K44]" office:value-type="float" office:value="2729" calcext:value-type="float">
            <text:p>27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0" calcext:value-type="float">
            <text:p>560</text:p>
          </table:table-cell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formula="of:=[.B45]+[.C45]+[.D45]" office:value-type="float" office:value="2096" calcext:value-type="float">
            <text:p>2096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table:formula="of:=[.I45]+[.J45]+[.K45]" office:value-type="float" office:value="1502" calcext:value-type="float">
            <text:p>15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5" calcext:value-type="float">
            <text:p>175</text:p>
          </table:table-cell>
          <table:table-cell table:formula="of:=[.B46]+[.C46]+[.D46]" office:value-type="float" office:value="2852" calcext:value-type="float">
            <text:p>2852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245" calcext:value-type="float">
            <text:p>1245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273" calcext:value-type="float">
            <text:p>273</text:p>
          </table:table-cell>
          <table:table-cell table:formula="of:=[.I46]+[.J46]+[.K46]" office:value-type="float" office:value="1600" calcext:value-type="float">
            <text:p>160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81" calcext:value-type="float">
            <text:p>481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table:formula="of:=[.B47]+[.C47]+[.D47]" office:value-type="float" office:value="1867" calcext:value-type="float">
            <text:p>186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38" calcext:value-type="float">
            <text:p>238</text:p>
          </table:table-cell>
          <table:table-cell table:formula="of:=[.I47]+[.J47]+[.K47]" office:value-type="float" office:value="1646" calcext:value-type="float">
            <text:p>164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float" office:value="2122" calcext:value-type="float">
            <text:p>212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table:formula="of:=[.B48]+[.C48]+[.D48]" office:value-type="float" office:value="2386" calcext:value-type="float">
            <text:p>2386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2037" calcext:value-type="float">
            <text:p>203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table:formula="of:=[.I48]+[.J48]+[.K48]" office:value-type="float" office:value="2452" calcext:value-type="float">
            <text:p>24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table:formula="of:=[.B49]+[.C49]+[.D49]" office:value-type="float" office:value="1517" calcext:value-type="float">
            <text:p>151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79" calcext:value-type="float">
            <text:p>279</text:p>
          </table:table-cell>
          <table:table-cell table:formula="of:=[.I49]+[.J49]+[.K49]" office:value-type="float" office:value="1825" calcext:value-type="float">
            <text:p>18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float" office:value="1365" calcext:value-type="float">
            <text:p>136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  <table:table-cell table:formula="of:=[.B50]+[.C50]+[.D50]" office:value-type="float" office:value="1677" calcext:value-type="float">
            <text:p>167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70" calcext:value-type="float">
            <text:p>1770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70" calcext:value-type="float">
            <text:p>270</text:p>
          </table:table-cell>
          <table:table-cell table:formula="of:=[.I50]+[.J50]+[.K50]" office:value-type="float" office:value="2006" calcext:value-type="float">
            <text:p>20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float" office:value="2496" calcext:value-type="float">
            <text:p>2496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30" calcext:value-type="float">
            <text:p>230</text:p>
          </table:table-cell>
          <table:table-cell table:formula="of:=[.B51]+[.C51]+[.D51]" office:value-type="float" office:value="2852" calcext:value-type="float">
            <text:p>285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64" calcext:value-type="float">
            <text:p>264</text:p>
          </table:table-cell>
          <table:table-cell table:formula="of:=[.I51]+[.J51]+[.K51]" office:value-type="float" office:value="1288" calcext:value-type="float">
            <text:p>12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float" office:value="1697" calcext:value-type="float">
            <text:p>169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table:formula="of:=[.B52]+[.C52]+[.D52]" office:value-type="float" office:value="2104" calcext:value-type="float">
            <text:p>210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406" calcext:value-type="float">
            <text:p>140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66" calcext:value-type="float">
            <text:p>166</text:p>
          </table:table-cell>
          <table:table-cell table:formula="of:=[.I52]+[.J52]+[.K52]" office:value-type="float" office:value="1817" calcext:value-type="float">
            <text:p>18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float" office:value="1914" calcext:value-type="float">
            <text:p>191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table:formula="of:=[.B53]+[.C53]+[.D53]" office:value-type="float" office:value="2477" calcext:value-type="float">
            <text:p>2477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2322" calcext:value-type="float">
            <text:p>232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23" calcext:value-type="float">
            <text:p>223</text:p>
          </table:table-cell>
          <table:table-cell table:formula="of:=[.I53]+[.J53]+[.K53]" office:value-type="float" office:value="2685" calcext:value-type="float">
            <text:p>26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formula="of:=[.B54]+[.C54]+[.D54]" office:value-type="float" office:value="1927" calcext:value-type="float">
            <text:p>1927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formula="of:=[.I54]+[.J54]+[.K54]" office:value-type="float" office:value="2842" calcext:value-type="float">
            <text:p>284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table:formula="of:=[.B55]+[.C55]+[.D55]" office:value-type="float" office:value="1722" calcext:value-type="float">
            <text:p>1722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98" calcext:value-type="float">
            <text:p>198</text:p>
          </table:table-cell>
          <table:table-cell table:formula="of:=[.I55]+[.J55]+[.K55]" office:value-type="float" office:value="1988" calcext:value-type="float">
            <text:p>1988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56]+[.C56]+[.D56]" office:value-type="float" office:value="0" calcext:value-type="float">
            <text:p>0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9" calcext:value-type="float">
            <text:p>159</text:p>
          </table:table-cell>
          <table:table-cell table:formula="of:=[.I56]+[.J56]+[.K56]" office:value-type="float" office:value="2287" calcext:value-type="float">
            <text:p>228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table:formula="of:=[.I57]+[.J57]+[.K57]" office:value-type="float" office:value="1643" calcext:value-type="float">
            <text:p>1643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0H00M00S" calcext:value-type="time">
            <text:p>1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4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4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2" calcext:value-type="float">
            <text:p>652</text:p>
          </table:table-cell>
          <table:table-cell office:value-type="float" office:value="614" calcext:value-type="float">
            <text:p>614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table:formula="of:=[.B4]+[.C4]+[.D4]" office:value-type="float" office:value="1307" calcext:value-type="float">
            <text:p>1307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table:formula="of:=[.I4]+[.J4]+[.K4]" office:value-type="float" office:value="1630" calcext:value-type="float">
            <text:p>16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1008" calcext:value-type="float">
            <text:p>1008</text:p>
          </table:table-cell>
          <table:table-cell office:value-type="float" office:value="1043" calcext:value-type="float">
            <text:p>1043</text:p>
          </table:table-cell>
          <table:table-cell office:value-type="float" office:value="78" calcext:value-type="float">
            <text:p>78</text:p>
          </table:table-cell>
          <table:table-cell office:value-type="float" office:value="179" calcext:value-type="float">
            <text:p>179</text:p>
          </table:table-cell>
          <table:table-cell table:formula="of:=[.B5]+[.C5]+[.D5]" office:value-type="float" office:value="2490" calcext:value-type="float">
            <text:p>2490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957" calcext:value-type="float">
            <text:p>957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table:formula="of:=[.I5]+[.J5]+[.K5]" office:value-type="float" office:value="1559" calcext:value-type="float">
            <text:p>155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7" calcext:value-type="float">
            <text:p>547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4" calcext:value-type="float">
            <text:p>164</text:p>
          </table:table-cell>
          <table:table-cell table:formula="of:=[.B6]+[.C6]+[.D6]" office:value-type="float" office:value="1609" calcext:value-type="float">
            <text:p>1609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table:formula="of:=[.I6]+[.J6]+[.K6]" office:value-type="float" office:value="1525" calcext:value-type="float">
            <text:p>15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table:formula="of:=[.B7]+[.C7]+[.D7]" office:value-type="float" office:value="2143" calcext:value-type="float">
            <text:p>2143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table:formula="of:=[.I7]+[.J7]+[.K7]" office:value-type="float" office:value="1848" calcext:value-type="float">
            <text:p>184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8" calcext:value-type="float">
            <text:p>648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table:formula="of:=[.B8]+[.C8]+[.D8]" office:value-type="float" office:value="1825" calcext:value-type="float">
            <text:p>1825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table:formula="of:=[.I8]+[.J8]+[.K8]" office:value-type="float" office:value="1836" calcext:value-type="float">
            <text:p>183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table:formula="of:=[.B9]+[.C9]+[.D9]" office:value-type="float" office:value="1814" calcext:value-type="float">
            <text:p>1814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table:formula="of:=[.I9]+[.J9]+[.K9]" office:value-type="float" office:value="1877" calcext:value-type="float">
            <text:p>18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table:formula="of:=[.B10]+[.C10]+[.D10]" office:value-type="float" office:value="1509" calcext:value-type="float">
            <text:p>1509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228" calcext:value-type="float">
            <text:p>1228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160" calcext:value-type="float">
            <text:p>160</text:p>
          </table:table-cell>
          <table:table-cell table:formula="of:=[.I10]+[.J10]+[.K10]" office:value-type="float" office:value="1837" calcext:value-type="float">
            <text:p>18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table:formula="of:=[.B11]+[.C11]+[.D11]" office:value-type="float" office:value="1479" calcext:value-type="float">
            <text:p>1479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0" calcext:value-type="float">
            <text:p>170</text:p>
          </table:table-cell>
          <table:table-cell table:formula="of:=[.I11]+[.J11]+[.K11]" office:value-type="float" office:value="1507" calcext:value-type="float">
            <text:p>150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table:formula="of:=[.B12]+[.C12]+[.D12]" office:value-type="float" office:value="1208" calcext:value-type="float">
            <text:p>1208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table:formula="of:=[.I12]+[.J12]+[.K12]" office:value-type="float" office:value="1511" calcext:value-type="float">
            <text:p>15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5" calcext:value-type="float">
            <text:p>645</text:p>
          </table:table-cell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table:formula="of:=[.B13]+[.C13]+[.D13]" office:value-type="float" office:value="1215" calcext:value-type="float">
            <text:p>1215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158" calcext:value-type="float">
            <text:p>1158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table:formula="of:=[.I13]+[.J13]+[.K13]" office:value-type="float" office:value="1531" calcext:value-type="float">
            <text:p>15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4" calcext:value-type="float">
            <text:p>644</text:p>
          </table:table-cell>
          <table:table-cell office:value-type="float" office:value="937" calcext:value-type="float">
            <text:p>937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table:formula="of:=[.B14]+[.C14]+[.D14]" office:value-type="float" office:value="1592" calcext:value-type="float">
            <text:p>1592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888" calcext:value-type="float">
            <text:p>888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table:formula="of:=[.I14]+[.J14]+[.K14]" office:value-type="float" office:value="1547" calcext:value-type="float">
            <text:p>15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4" calcext:value-type="float">
            <text:p>744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table:formula="of:=[.B15]+[.C15]+[.D15]" office:value-type="float" office:value="1460" calcext:value-type="float">
            <text:p>1460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table:formula="of:=[.I15]+[.J15]+[.K15]" office:value-type="float" office:value="1522" calcext:value-type="float">
            <text:p>15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8" calcext:value-type="float">
            <text:p>228</text:p>
          </table:table-cell>
          <table:table-cell table:formula="of:=[.B16]+[.C16]+[.D16]" office:value-type="float" office:value="1521" calcext:value-type="float">
            <text:p>1521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040" calcext:value-type="float">
            <text:p>104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88" calcext:value-type="float">
            <text:p>188</text:p>
          </table:table-cell>
          <table:table-cell table:formula="of:=[.I16]+[.J16]+[.K16]" office:value-type="float" office:value="1547" calcext:value-type="float">
            <text:p>15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formula="of:=[.B17]+[.C17]+[.D17]" office:value-type="float" office:value="1521" calcext:value-type="float">
            <text:p>152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32" calcext:value-type="float">
            <text:p>103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table:formula="of:=[.I17]+[.J17]+[.K17]" office:value-type="float" office:value="1522" calcext:value-type="float">
            <text:p>15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  <table:table-cell table:formula="of:=[.B18]+[.C18]+[.D18]" office:value-type="float" office:value="1198" calcext:value-type="float">
            <text:p>1198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table:formula="of:=[.I18]+[.J18]+[.K18]" office:value-type="float" office:value="1527" calcext:value-type="float">
            <text:p>15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table:formula="of:=[.B19]+[.C19]+[.D19]" office:value-type="float" office:value="1203" calcext:value-type="float">
            <text:p>1203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table:formula="of:=[.I19]+[.J19]+[.K19]" office:value-type="float" office:value="1525" calcext:value-type="float">
            <text:p>15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table:formula="of:=[.B20]+[.C20]+[.D20]" office:value-type="float" office:value="1514" calcext:value-type="float">
            <text:p>1514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table:formula="of:=[.I20]+[.J20]+[.K20]" office:value-type="float" office:value="1515" calcext:value-type="float">
            <text:p>15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717" calcext:value-type="float">
            <text:p>717</text:p>
          </table:table-cell>
          <table:table-cell office:value-type="float" office:value="807" calcext:value-type="float">
            <text:p>807</text:p>
          </table:table-cell>
          <table:table-cell office:value-type="float" office:value="62" calcext:value-type="float">
            <text:p>62</text:p>
          </table:table-cell>
          <table:table-cell office:value-type="float" office:value="202" calcext:value-type="float">
            <text:p>202</text:p>
          </table:table-cell>
          <table:table-cell table:formula="of:=[.B21]+[.C21]+[.D21]" office:value-type="float" office:value="1834" calcext:value-type="float">
            <text:p>1834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formula="of:=[.I21]+[.J21]+[.K21]" office:value-type="float" office:value="1503" calcext:value-type="float">
            <text:p>15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55" calcext:value-type="float">
            <text:p>155</text:p>
          </table:table-cell>
          <table:table-cell table:formula="of:=[.B22]+[.C22]+[.D22]" office:value-type="float" office:value="1198" calcext:value-type="float">
            <text:p>1198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table:formula="of:=[.I22]+[.J22]+[.K22]" office:value-type="float" office:value="1840" calcext:value-type="float">
            <text:p>18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766" calcext:value-type="float">
            <text:p>7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75" calcext:value-type="float">
            <text:p>175</text:p>
          </table:table-cell>
          <table:table-cell table:formula="of:=[.B23]+[.C23]+[.D23]" office:value-type="float" office:value="1190" calcext:value-type="float">
            <text:p>1190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table:formula="of:=[.I23]+[.J23]+[.K23]" office:value-type="float" office:value="1233" calcext:value-type="float">
            <text:p>12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table:formula="of:=[.B24]+[.C24]+[.D24]" office:value-type="float" office:value="1499" calcext:value-type="float">
            <text:p>1499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table:formula="of:=[.I24]+[.J24]+[.K24]" office:value-type="float" office:value="1454" calcext:value-type="float">
            <text:p>14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table:formula="of:=[.B25]+[.C25]+[.D25]" office:value-type="float" office:value="1500" calcext:value-type="float">
            <text:p>150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86" calcext:value-type="float">
            <text:p>186</text:p>
          </table:table-cell>
          <table:table-cell table:formula="of:=[.I25]+[.J25]+[.K25]" office:value-type="float" office:value="1493" calcext:value-type="float">
            <text:p>14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4" calcext:value-type="float">
            <text:p>164</text:p>
          </table:table-cell>
          <table:table-cell table:formula="of:=[.B26]+[.C26]+[.D26]" office:value-type="float" office:value="1155" calcext:value-type="float">
            <text:p>1155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069" calcext:value-type="float">
            <text:p>1069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table:formula="of:=[.I26]+[.J26]+[.K26]" office:value-type="float" office:value="1505" calcext:value-type="float">
            <text:p>1505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07" calcext:value-type="float">
            <text:p>207</text:p>
          </table:table-cell>
          <table:table-cell table:formula="of:=[.I27]+[.J27]+[.K27]" office:value-type="float" office:value="1480" calcext:value-type="float">
            <text:p>148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table:formula="of:=[.I28]+[.J28]+[.K28]" office:value-type="float" office:value="1498" calcext:value-type="float">
            <text:p>1498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4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4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float" office:value="1742" calcext:value-type="float">
            <text:p>1742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  <table:table-cell table:formula="of:=[.B33]+[.C33]+[.D33]" office:value-type="float" office:value="2402" calcext:value-type="float">
            <text:p>240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190" calcext:value-type="float">
            <text:p>219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table:formula="of:=[.I33]+[.J33]+[.K33]" office:value-type="float" office:value="2789" calcext:value-type="float">
            <text:p>27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50" calcext:value-type="float">
            <text:p>3250</text:p>
          </table:table-cell>
          <table:table-cell office:value-type="float" office:value="2816" calcext:value-type="float">
            <text:p>2816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formula="of:=[.B34]+[.C34]+[.D34]" office:value-type="float" office:value="6069" calcext:value-type="float">
            <text:p>6069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2697" calcext:value-type="float">
            <text:p>269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table:formula="of:=[.I34]+[.J34]+[.K34]" office:value-type="float" office:value="3455" calcext:value-type="float">
            <text:p>34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17" calcext:value-type="float">
            <text:p>6617</text:p>
          </table:table-cell>
          <table:table-cell office:value-type="float" office:value="1369" calcext:value-type="float">
            <text:p>136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35]+[.C35]+[.D35]" office:value-type="float" office:value="7988" calcext:value-type="float">
            <text:p>798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722" calcext:value-type="float">
            <text:p>1722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table:formula="of:=[.I35]+[.J35]+[.K35]" office:value-type="float" office:value="2172" calcext:value-type="float">
            <text:p>217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5" calcext:value-type="float">
            <text:p>515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table:formula="of:=[.B36]+[.C36]+[.D36]" office:value-type="float" office:value="2134" calcext:value-type="float">
            <text:p>2134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611" calcext:value-type="float">
            <text:p>1611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table:formula="of:=[.I36]+[.J36]+[.K36]" office:value-type="float" office:value="2188" calcext:value-type="float">
            <text:p>21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5" calcext:value-type="float">
            <text:p>565</text:p>
          </table:table-cell>
          <table:table-cell office:value-type="float" office:value="1509" calcext:value-type="float">
            <text:p>1509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71" calcext:value-type="float">
            <text:p>171</text:p>
          </table:table-cell>
          <table:table-cell table:formula="of:=[.B37]+[.C37]+[.D37]" office:value-type="float" office:value="2087" calcext:value-type="float">
            <text:p>208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644" calcext:value-type="float">
            <text:p>1644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34" calcext:value-type="float">
            <text:p>234</text:p>
          </table:table-cell>
          <table:table-cell table:formula="of:=[.I37]+[.J37]+[.K37]" office:value-type="float" office:value="2065" calcext:value-type="float">
            <text:p>20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7" calcext:value-type="float">
            <text:p>527</text:p>
          </table:table-cell>
          <table:table-cell office:value-type="float" office:value="2311" calcext:value-type="float">
            <text:p>2311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table:formula="of:=[.B38]+[.C38]+[.D38]" office:value-type="float" office:value="2850" calcext:value-type="float">
            <text:p>285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112" calcext:value-type="float">
            <text:p>211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39" calcext:value-type="float">
            <text:p>239</text:p>
          </table:table-cell>
          <table:table-cell table:formula="of:=[.I38]+[.J38]+[.K38]" office:value-type="float" office:value="2485" calcext:value-type="float">
            <text:p>24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table:formula="of:=[.B39]+[.C39]+[.D39]" office:value-type="float" office:value="2526" calcext:value-type="float">
            <text:p>252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03" calcext:value-type="float">
            <text:p>203</text:p>
          </table:table-cell>
          <table:table-cell table:formula="of:=[.I39]+[.J39]+[.K39]" office:value-type="float" office:value="2160" calcext:value-type="float">
            <text:p>21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table:formula="of:=[.B40]+[.C40]+[.D40]" office:value-type="float" office:value="2428" calcext:value-type="float">
            <text:p>2428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324" calcext:value-type="float">
            <text:p>1324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table:formula="of:=[.I40]+[.J40]+[.K40]" office:value-type="float" office:value="1829" calcext:value-type="float">
            <text:p>18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float" office:value="1280" calcext:value-type="float">
            <text:p>1280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229" calcext:value-type="float">
            <text:p>229</text:p>
          </table:table-cell>
          <table:table-cell table:formula="of:=[.B41]+[.C41]+[.D41]" office:value-type="float" office:value="1671" calcext:value-type="float">
            <text:p>1671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table:formula="of:=[.I41]+[.J41]+[.K41]" office:value-type="float" office:value="2100" calcext:value-type="float">
            <text:p>210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77" calcext:value-type="float">
            <text:p>177</text:p>
          </table:table-cell>
          <table:table-cell table:formula="of:=[.B42]+[.C42]+[.D42]" office:value-type="float" office:value="1892" calcext:value-type="float">
            <text:p>1892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table:formula="of:=[.I42]+[.J42]+[.K42]" office:value-type="float" office:value="1854" calcext:value-type="float">
            <text:p>18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2" calcext:value-type="float">
            <text:p>552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5" calcext:value-type="float">
            <text:p>175</text:p>
          </table:table-cell>
          <table:table-cell table:formula="of:=[.B43]+[.C43]+[.D43]" office:value-type="float" office:value="2063" calcext:value-type="float">
            <text:p>2063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97" calcext:value-type="float">
            <text:p>297</text:p>
          </table:table-cell>
          <table:table-cell table:formula="of:=[.I43]+[.J43]+[.K43]" office:value-type="float" office:value="2182" calcext:value-type="float">
            <text:p>21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2" calcext:value-type="float">
            <text:p>602</text:p>
          </table:table-cell>
          <table:table-cell office:value-type="float" office:value="2415" calcext:value-type="float">
            <text:p>241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table:formula="of:=[.B44]+[.C44]+[.D44]" office:value-type="float" office:value="3018" calcext:value-type="float">
            <text:p>3018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2237" calcext:value-type="float">
            <text:p>223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table:formula="of:=[.I44]+[.J44]+[.K44]" office:value-type="float" office:value="2704" calcext:value-type="float">
            <text:p>27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9" calcext:value-type="float">
            <text:p>209</text:p>
          </table:table-cell>
          <table:table-cell table:formula="of:=[.B45]+[.C45]+[.D45]" office:value-type="float" office:value="1506" calcext:value-type="float">
            <text:p>1506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21" calcext:value-type="float">
            <text:p>221</text:p>
          </table:table-cell>
          <table:table-cell table:formula="of:=[.I45]+[.J45]+[.K45]" office:value-type="float" office:value="1619" calcext:value-type="float">
            <text:p>16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8" calcext:value-type="float">
            <text:p>458</text:p>
          </table:table-cell>
          <table:table-cell office:value-type="float" office:value="1132" calcext:value-type="float">
            <text:p>1132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202" calcext:value-type="float">
            <text:p>202</text:p>
          </table:table-cell>
          <table:table-cell table:formula="of:=[.B46]+[.C46]+[.D46]" office:value-type="float" office:value="1599" calcext:value-type="float">
            <text:p>1599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26" calcext:value-type="float">
            <text:p>226</text:p>
          </table:table-cell>
          <table:table-cell table:formula="of:=[.I46]+[.J46]+[.K46]" office:value-type="float" office:value="1690" calcext:value-type="float">
            <text:p>16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table:formula="of:=[.B47]+[.C47]+[.D47]" office:value-type="float" office:value="1871" calcext:value-type="float">
            <text:p>1871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53" calcext:value-type="float">
            <text:p>253</text:p>
          </table:table-cell>
          <table:table-cell table:formula="of:=[.I47]+[.J47]+[.K47]" office:value-type="float" office:value="2012" calcext:value-type="float">
            <text:p>20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table:formula="of:=[.B48]+[.C48]+[.D48]" office:value-type="float" office:value="2702" calcext:value-type="float">
            <text:p>270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table:formula="of:=[.I48]+[.J48]+[.K48]" office:value-type="float" office:value="2484" calcext:value-type="float">
            <text:p>24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formula="of:=[.B49]+[.C49]+[.D49]" office:value-type="float" office:value="2398" calcext:value-type="float">
            <text:p>239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560" calcext:value-type="float">
            <text:p>1560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270" calcext:value-type="float">
            <text:p>270</text:p>
          </table:table-cell>
          <table:table-cell table:formula="of:=[.I49]+[.J49]+[.K49]" office:value-type="float" office:value="2010" calcext:value-type="float">
            <text:p>20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float" office:value="1887" calcext:value-type="float">
            <text:p>1887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table:formula="of:=[.B50]+[.C50]+[.D50]" office:value-type="float" office:value="2330" calcext:value-type="float">
            <text:p>2330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formula="of:=[.I50]+[.J50]+[.K50]" office:value-type="float" office:value="2268" calcext:value-type="float">
            <text:p>22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313" calcext:value-type="float">
            <text:p>1313</text:p>
          </table:table-cell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B51]+[.C51]+[.D51]" office:value-type="float" office:value="2522" calcext:value-type="float">
            <text:p>2522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37" calcext:value-type="float">
            <text:p>237</text:p>
          </table:table-cell>
          <table:table-cell table:formula="of:=[.I51]+[.J51]+[.K51]" office:value-type="float" office:value="1206" calcext:value-type="float">
            <text:p>12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98" calcext:value-type="float">
            <text:p>7398</text:p>
          </table:table-cell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52]+[.C52]+[.D52]" office:value-type="float" office:value="8550" calcext:value-type="float">
            <text:p>855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65" calcext:value-type="float">
            <text:p>265</text:p>
          </table:table-cell>
          <table:table-cell table:formula="of:=[.I52]+[.J52]+[.K52]" office:value-type="float" office:value="1821" calcext:value-type="float">
            <text:p>18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4" calcext:value-type="float">
            <text:p>784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formula="of:=[.B53]+[.C53]+[.D53]" office:value-type="float" office:value="2122" calcext:value-type="float">
            <text:p>212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139" calcext:value-type="float">
            <text:p>2139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265" calcext:value-type="float">
            <text:p>265</text:p>
          </table:table-cell>
          <table:table-cell table:formula="of:=[.I53]+[.J53]+[.K53]" office:value-type="float" office:value="2593" calcext:value-type="float">
            <text:p>25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2" calcext:value-type="float">
            <text:p>652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table:formula="of:=[.B54]+[.C54]+[.D54]" office:value-type="float" office:value="2673" calcext:value-type="float">
            <text:p>267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1" calcext:value-type="float">
            <text:p>251</text:p>
          </table:table-cell>
          <table:table-cell table:formula="of:=[.I54]+[.J54]+[.K54]" office:value-type="float" office:value="2610" calcext:value-type="float">
            <text:p>26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84" calcext:value-type="float">
            <text:p>484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table:formula="of:=[.B55]+[.C55]+[.D55]" office:value-type="float" office:value="2471" calcext:value-type="float">
            <text:p>247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24" calcext:value-type="float">
            <text:p>224</text:p>
          </table:table-cell>
          <table:table-cell table:formula="of:=[.I55]+[.J55]+[.K55]" office:value-type="float" office:value="1835" calcext:value-type="float">
            <text:p>18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3" calcext:value-type="float">
            <text:p>723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table:formula="of:=[.B56]+[.C56]+[.D56]" office:value-type="float" office:value="2467" calcext:value-type="float">
            <text:p>2467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table:formula="of:=[.I56]+[.J56]+[.K56]" office:value-type="float" office:value="1826" calcext:value-type="float">
            <text:p>18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8" calcext:value-type="float">
            <text:p>458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table:formula="of:=[.B57]+[.C57]+[.D57]" office:value-type="float" office:value="2145" calcext:value-type="float">
            <text:p>214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table:formula="of:=[.I57]+[.J57]+[.K57]" office:value-type="float" office:value="1635" calcext:value-type="float">
            <text:p>1635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7H00M00S" calcext:value-type="time">
            <text:p>07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4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4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4" calcext:value-type="float">
            <text:p>584</text:p>
          </table:table-cell>
          <table:table-cell office:value-type="float" office:value="521" calcext:value-type="float">
            <text:p>521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table:formula="of:=[.B4]+[.C4]+[.D4]" office:value-type="float" office:value="1146" calcext:value-type="float">
            <text:p>1146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032" calcext:value-type="float">
            <text:p>103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table:formula="of:=[.I4]+[.J4]+[.K4]" office:value-type="float" office:value="1706" calcext:value-type="float">
            <text:p>17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table:formula="of:=[.B5]+[.C5]+[.D5]" office:value-type="float" office:value="1226" calcext:value-type="float">
            <text:p>1226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 table:formula="of:=[.I5]+[.J5]+[.K5]" office:value-type="float" office:value="1524" calcext:value-type="float">
            <text:p>15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table:formula="of:=[.B6]+[.C6]+[.D6]" office:value-type="float" office:value="1523" calcext:value-type="float">
            <text:p>152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table:formula="of:=[.I6]+[.J6]+[.K6]" office:value-type="float" office:value="1258" calcext:value-type="float">
            <text:p>12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2" calcext:value-type="float">
            <text:p>472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table:formula="of:=[.B7]+[.C7]+[.D7]" office:value-type="float" office:value="1843" calcext:value-type="float">
            <text:p>184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 table:formula="of:=[.I7]+[.J7]+[.K7]" office:value-type="float" office:value="1478" calcext:value-type="float">
            <text:p>14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float" office:value="1263" calcext:value-type="float">
            <text:p>1263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table:formula="of:=[.B8]+[.C8]+[.D8]" office:value-type="float" office:value="1846" calcext:value-type="float">
            <text:p>1846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table:formula="of:=[.I8]+[.J8]+[.K8]" office:value-type="float" office:value="1826" calcext:value-type="float">
            <text:p>18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float" office:value="1305" calcext:value-type="float">
            <text:p>1305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64" calcext:value-type="float">
            <text:p>164</text:p>
          </table:table-cell>
          <table:table-cell table:formula="of:=[.B9]+[.C9]+[.D9]" office:value-type="float" office:value="1856" calcext:value-type="float">
            <text:p>1856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92" calcext:value-type="float">
            <text:p>192</text:p>
          </table:table-cell>
          <table:table-cell table:formula="of:=[.I9]+[.J9]+[.K9]" office:value-type="float" office:value="1530" calcext:value-type="float">
            <text:p>15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table:formula="of:=[.B10]+[.C10]+[.D10]" office:value-type="float" office:value="1513" calcext:value-type="float">
            <text:p>1513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table:formula="of:=[.I10]+[.J10]+[.K10]" office:value-type="float" office:value="1835" calcext:value-type="float">
            <text:p>18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6" calcext:value-type="float">
            <text:p>176</text:p>
          </table:table-cell>
          <table:table-cell table:formula="of:=[.B11]+[.C11]+[.D11]" office:value-type="float" office:value="1187" calcext:value-type="float">
            <text:p>1187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9" calcext:value-type="float">
            <text:p>149</text:p>
          </table:table-cell>
          <table:table-cell table:formula="of:=[.I11]+[.J11]+[.K11]" office:value-type="float" office:value="1502" calcext:value-type="float">
            <text:p>15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2" calcext:value-type="float">
            <text:p>512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67" calcext:value-type="float">
            <text:p>167</text:p>
          </table:table-cell>
          <table:table-cell table:formula="of:=[.B12]+[.C12]+[.D12]" office:value-type="float" office:value="1513" calcext:value-type="float">
            <text:p>1513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table:formula="of:=[.I12]+[.J12]+[.K12]" office:value-type="float" office:value="1512" calcext:value-type="float">
            <text:p>15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3" calcext:value-type="float">
            <text:p>473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1" calcext:value-type="float">
            <text:p>141</text:p>
          </table:table-cell>
          <table:table-cell table:formula="of:=[.B13]+[.C13]+[.D13]" office:value-type="float" office:value="1219" calcext:value-type="float">
            <text:p>1219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8" calcext:value-type="float">
            <text:p>158</text:p>
          </table:table-cell>
          <table:table-cell table:formula="of:=[.I13]+[.J13]+[.K13]" office:value-type="float" office:value="1512" calcext:value-type="float">
            <text:p>15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4" calcext:value-type="float">
            <text:p>514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87" calcext:value-type="float">
            <text:p>187</text:p>
          </table:table-cell>
          <table:table-cell table:formula="of:=[.B14]+[.C14]+[.D14]" office:value-type="float" office:value="1206" calcext:value-type="float">
            <text:p>1206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13" calcext:value-type="float">
            <text:p>213</text:p>
          </table:table-cell>
          <table:table-cell table:formula="of:=[.I14]+[.J14]+[.K14]" office:value-type="float" office:value="1544" calcext:value-type="float">
            <text:p>154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7" calcext:value-type="float">
            <text:p>177</text:p>
          </table:table-cell>
          <table:table-cell table:formula="of:=[.B15]+[.C15]+[.D15]" office:value-type="float" office:value="1518" calcext:value-type="float">
            <text:p>151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table:formula="of:=[.I15]+[.J15]+[.K15]" office:value-type="float" office:value="1513" calcext:value-type="float">
            <text:p>15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  <table:table-cell table:formula="of:=[.B16]+[.C16]+[.D16]" office:value-type="float" office:value="1214" calcext:value-type="float">
            <text:p>1214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table:formula="of:=[.I16]+[.J16]+[.K16]" office:value-type="float" office:value="1211" calcext:value-type="float">
            <text:p>12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table:formula="of:=[.B17]+[.C17]+[.D17]" office:value-type="float" office:value="1507" calcext:value-type="float">
            <text:p>1507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table:formula="of:=[.I17]+[.J17]+[.K17]" office:value-type="float" office:value="1531" calcext:value-type="float">
            <text:p>15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914" calcext:value-type="float">
            <text:p>914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table:formula="of:=[.B18]+[.C18]+[.D18]" office:value-type="float" office:value="1350" calcext:value-type="float">
            <text:p>1350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9" calcext:value-type="float">
            <text:p>169</text:p>
          </table:table-cell>
          <table:table-cell table:formula="of:=[.I18]+[.J18]+[.K18]" office:value-type="float" office:value="1525" calcext:value-type="float">
            <text:p>15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table:formula="of:=[.B19]+[.C19]+[.D19]" office:value-type="float" office:value="1351" calcext:value-type="float">
            <text:p>1351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table:formula="of:=[.I19]+[.J19]+[.K19]" office:value-type="float" office:value="1524" calcext:value-type="float">
            <text:p>15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table:formula="of:=[.B20]+[.C20]+[.D20]" office:value-type="float" office:value="1058" calcext:value-type="float">
            <text:p>105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003" calcext:value-type="float">
            <text:p>100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table:formula="of:=[.I20]+[.J20]+[.K20]" office:value-type="float" office:value="1505" calcext:value-type="float">
            <text:p>15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table:formula="of:=[.B21]+[.C21]+[.D21]" office:value-type="float" office:value="1010" calcext:value-type="float">
            <text:p>101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table:formula="of:=[.I21]+[.J21]+[.K21]" office:value-type="float" office:value="1157" calcext:value-type="float">
            <text:p>115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table:formula="of:=[.B22]+[.C22]+[.D22]" office:value-type="float" office:value="1511" calcext:value-type="float">
            <text:p>151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table:formula="of:=[.I22]+[.J22]+[.K22]" office:value-type="float" office:value="1829" calcext:value-type="float">
            <text:p>18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93" calcext:value-type="float">
            <text:p>593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formula="of:=[.B23]+[.C23]+[.D23]" office:value-type="float" office:value="1493" calcext:value-type="float">
            <text:p>1493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table:formula="of:=[.I23]+[.J23]+[.K23]" office:value-type="float" office:value="1175" calcext:value-type="float">
            <text:p>11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90" calcext:value-type="float">
            <text:p>590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table:formula="of:=[.B24]+[.C24]+[.D24]" office:value-type="float" office:value="1516" calcext:value-type="float">
            <text:p>1516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75" calcext:value-type="float">
            <text:p>175</text:p>
          </table:table-cell>
          <table:table-cell table:formula="of:=[.I24]+[.J24]+[.K24]" office:value-type="float" office:value="1189" calcext:value-type="float">
            <text:p>11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table:formula="of:=[.B25]+[.C25]+[.D25]" office:value-type="float" office:value="1179" calcext:value-type="float">
            <text:p>1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table:formula="of:=[.I25]+[.J25]+[.K25]" office:value-type="float" office:value="1192" calcext:value-type="float">
            <text:p>119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88" calcext:value-type="float">
            <text:p>488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table:formula="of:=[.B26]+[.C26]+[.D26]" office:value-type="float" office:value="1627" calcext:value-type="float">
            <text:p>1627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001" calcext:value-type="float">
            <text:p>1001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72" calcext:value-type="float">
            <text:p>172</text:p>
          </table:table-cell>
          <table:table-cell table:formula="of:=[.I26]+[.J26]+[.K26]" office:value-type="float" office:value="1490" calcext:value-type="float">
            <text:p>14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1037" calcext:value-type="float">
            <text:p>1037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formula="of:=[.B27]+[.C27]+[.D27]" office:value-type="float" office:value="1558" calcext:value-type="float">
            <text:p>1558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table:formula="of:=[.I27]+[.J27]+[.K27]" office:value-type="float" office:value="1817" calcext:value-type="float">
            <text:p>18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formula="of:=[.B28]+[.C28]+[.D28]" office:value-type="float" office:value="1399" calcext:value-type="float">
            <text:p>139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table:formula="of:=[.I28]+[.J28]+[.K28]" office:value-type="float" office:value="1471" calcext:value-type="float">
            <text:p>1471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4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4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9" calcext:value-type="float">
            <text:p>569</text:p>
          </table:table-cell>
          <table:table-cell office:value-type="float" office:value="1934" calcext:value-type="float">
            <text:p>1934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165" calcext:value-type="float">
            <text:p>165</text:p>
          </table:table-cell>
          <table:table-cell table:formula="of:=[.B33]+[.C33]+[.D33]" office:value-type="float" office:value="2548" calcext:value-type="float">
            <text:p>2548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66" calcext:value-type="float">
            <text:p>166</text:p>
          </table:table-cell>
          <table:table-cell table:formula="of:=[.I33]+[.J33]+[.K33]" office:value-type="float" office:value="2754" calcext:value-type="float">
            <text:p>27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7" calcext:value-type="float">
            <text:p>197</text:p>
          </table:table-cell>
          <table:table-cell table:formula="of:=[.B34]+[.C34]+[.D34]" office:value-type="float" office:value="2878" calcext:value-type="float">
            <text:p>2878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654" calcext:value-type="float">
            <text:p>265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95" calcext:value-type="float">
            <text:p>195</text:p>
          </table:table-cell>
          <table:table-cell table:formula="of:=[.I34]+[.J34]+[.K34]" office:value-type="float" office:value="3129" calcext:value-type="float">
            <text:p>31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1420" calcext:value-type="float">
            <text:p>1420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table:formula="of:=[.B35]+[.C35]+[.D35]" office:value-type="float" office:value="1993" calcext:value-type="float">
            <text:p>1993</text:p>
          </table:table-cell>
          <table:table-cell/>
          <table:table-cell office:value-type="float" office:value="3629" calcext:value-type="float">
            <text:p>3629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[.I35]+[.J35]+[.K35]" office:value-type="float" office:value="5040" calcext:value-type="float">
            <text:p>50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5" calcext:value-type="float">
            <text:p>635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table:formula="of:=[.B36]+[.C36]+[.D36]" office:value-type="float" office:value="2294" calcext:value-type="float">
            <text:p>2294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table:formula="of:=[.I36]+[.J36]+[.K36]" office:value-type="float" office:value="2149" calcext:value-type="float">
            <text:p>214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9" calcext:value-type="float">
            <text:p>589</text:p>
          </table:table-cell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table:formula="of:=[.B37]+[.C37]+[.D37]" office:value-type="float" office:value="2437" calcext:value-type="float">
            <text:p>2437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8" calcext:value-type="float">
            <text:p>178</text:p>
          </table:table-cell>
          <table:table-cell table:formula="of:=[.I37]+[.J37]+[.K37]" office:value-type="float" office:value="2121" calcext:value-type="float">
            <text:p>21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table:formula="of:=[.B38]+[.C38]+[.D38]" office:value-type="float" office:value="2463" calcext:value-type="float">
            <text:p>246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table:formula="of:=[.I38]+[.J38]+[.K38]" office:value-type="float" office:value="2470" calcext:value-type="float">
            <text:p>24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5" calcext:value-type="float">
            <text:p>515</text:p>
          </table:table-cell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table:formula="of:=[.B39]+[.C39]+[.D39]" office:value-type="float" office:value="2546" calcext:value-type="float">
            <text:p>2546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989" calcext:value-type="float">
            <text:p>1989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173" calcext:value-type="float">
            <text:p>173</text:p>
          </table:table-cell>
          <table:table-cell table:formula="of:=[.I39]+[.J39]+[.K39]" office:value-type="float" office:value="2613" calcext:value-type="float">
            <text:p>26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9" calcext:value-type="float">
            <text:p>179</text:p>
          </table:table-cell>
          <table:table-cell table:formula="of:=[.B40]+[.C40]+[.D40]" office:value-type="float" office:value="2082" calcext:value-type="float">
            <text:p>2082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731" calcext:value-type="float">
            <text:p>173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table:formula="of:=[.I40]+[.J40]+[.K40]" office:value-type="float" office:value="2154" calcext:value-type="float">
            <text:p>21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 table:formula="of:=[.B41]+[.C41]+[.D41]" office:value-type="float" office:value="2128" calcext:value-type="float">
            <text:p>212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8" calcext:value-type="float">
            <text:p>178</text:p>
          </table:table-cell>
          <table:table-cell table:formula="of:=[.I41]+[.J41]+[.K41]" office:value-type="float" office:value="2089" calcext:value-type="float">
            <text:p>20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table:formula="of:=[.B42]+[.C42]+[.D42]" office:value-type="float" office:value="2164" calcext:value-type="float">
            <text:p>2164</text:p>
          </table:table-cell>
          <table:table-cell/>
          <table:table-cell office:value-type="float" office:value="2572" calcext:value-type="float">
            <text:p>2572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formula="of:=[.I42]+[.J42]+[.K42]" office:value-type="float" office:value="4010" calcext:value-type="float">
            <text:p>40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table:formula="of:=[.B43]+[.C43]+[.D43]" office:value-type="float" office:value="2161" calcext:value-type="float">
            <text:p>2161</text:p>
          </table:table-cell>
          <table:table-cell/>
          <table:table-cell office:value-type="float" office:value="4557" calcext:value-type="float">
            <text:p>4557</text:p>
          </table:table-cell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formula="of:=[.I43]+[.J43]+[.K43]" office:value-type="float" office:value="6250" calcext:value-type="float">
            <text:p>62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float" office:value="2895" calcext:value-type="float">
            <text:p>289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table:formula="of:=[.B44]+[.C44]+[.D44]" office:value-type="float" office:value="3435" calcext:value-type="float">
            <text:p>343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81" calcext:value-type="float">
            <text:p>181</text:p>
          </table:table-cell>
          <table:table-cell table:formula="of:=[.I44]+[.J44]+[.K44]" office:value-type="float" office:value="3115" calcext:value-type="float">
            <text:p>31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table:formula="of:=[.B45]+[.C45]+[.D45]" office:value-type="float" office:value="1499" calcext:value-type="float">
            <text:p>1499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table:formula="of:=[.I45]+[.J45]+[.K45]" office:value-type="float" office:value="4726" calcext:value-type="float">
            <text:p>47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3" calcext:value-type="float">
            <text:p>663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table:formula="of:=[.B46]+[.C46]+[.D46]" office:value-type="float" office:value="2158" calcext:value-type="float">
            <text:p>2158</text:p>
          </table:table-cell>
          <table:table-cell/>
          <table:table-cell office:value-type="float" office:value="5243" calcext:value-type="float">
            <text:p>5243</text:p>
          </table:table-cell>
          <table:table-cell office:value-type="float" office:value="1391" calcext:value-type="float">
            <text:p>139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formula="of:=[.I46]+[.J46]+[.K46]" office:value-type="float" office:value="6638" calcext:value-type="float">
            <text:p>66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1" calcext:value-type="float">
            <text:p>501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formula="of:=[.B47]+[.C47]+[.D47]" office:value-type="float" office:value="2161" calcext:value-type="float">
            <text:p>2161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table:formula="of:=[.I47]+[.J47]+[.K47]" office:value-type="float" office:value="2179" calcext:value-type="float">
            <text:p>21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4" calcext:value-type="float">
            <text:p>494</text:p>
          </table:table-cell>
          <table:table-cell office:value-type="float" office:value="2628" calcext:value-type="float">
            <text:p>2628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table:formula="of:=[.B48]+[.C48]+[.D48]" office:value-type="float" office:value="3130" calcext:value-type="float">
            <text:p>3130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2040" calcext:value-type="float">
            <text:p>204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table:formula="of:=[.I48]+[.J48]+[.K48]" office:value-type="float" office:value="2496" calcext:value-type="float">
            <text:p>24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67" calcext:value-type="float">
            <text:p>167</text:p>
          </table:table-cell>
          <table:table-cell table:formula="of:=[.B49]+[.C49]+[.D49]" office:value-type="float" office:value="1844" calcext:value-type="float">
            <text:p>1844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table:formula="of:=[.I49]+[.J49]+[.K49]" office:value-type="float" office:value="2156" calcext:value-type="float">
            <text:p>21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1824" calcext:value-type="float">
            <text:p>182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table:formula="of:=[.B50]+[.C50]+[.D50]" office:value-type="float" office:value="2186" calcext:value-type="float">
            <text:p>218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table:formula="of:=[.I50]+[.J50]+[.K50]" office:value-type="float" office:value="2445" calcext:value-type="float">
            <text:p>24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table:formula="of:=[.B51]+[.C51]+[.D51]" office:value-type="float" office:value="1458" calcext:value-type="float">
            <text:p>1458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table:formula="of:=[.I51]+[.J51]+[.K51]" office:value-type="float" office:value="1343" calcext:value-type="float">
            <text:p>13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5" calcext:value-type="float">
            <text:p>455</text:p>
          </table:table-cell>
          <table:table-cell office:value-type="float" office:value="1666" calcext:value-type="float">
            <text:p>166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37" calcext:value-type="float">
            <text:p>137</text:p>
          </table:table-cell>
          <table:table-cell table:formula="of:=[.B52]+[.C52]+[.D52]" office:value-type="float" office:value="2122" calcext:value-type="float">
            <text:p>2122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9" calcext:value-type="float">
            <text:p>159</text:p>
          </table:table-cell>
          <table:table-cell table:formula="of:=[.I52]+[.J52]+[.K52]" office:value-type="float" office:value="1996" calcext:value-type="float">
            <text:p>19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float" office:value="2647" calcext:value-type="float">
            <text:p>2647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table:formula="of:=[.B53]+[.C53]+[.D53]" office:value-type="float" office:value="3079" calcext:value-type="float">
            <text:p>3079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table:formula="of:=[.I53]+[.J53]+[.K53]" office:value-type="float" office:value="3086" calcext:value-type="float">
            <text:p>308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2354" calcext:value-type="float">
            <text:p>235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42" calcext:value-type="float">
            <text:p>142</text:p>
          </table:table-cell>
          <table:table-cell table:formula="of:=[.B54]+[.C54]+[.D54]" office:value-type="float" office:value="2866" calcext:value-type="float">
            <text:p>2866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table:formula="of:=[.I54]+[.J54]+[.K54]" office:value-type="float" office:value="2781" calcext:value-type="float">
            <text:p>27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table:formula="of:=[.B55]+[.C55]+[.D55]" office:value-type="float" office:value="2055" calcext:value-type="float">
            <text:p>205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table:formula="of:=[.I55]+[.J55]+[.K55]" office:value-type="float" office:value="2154" calcext:value-type="float">
            <text:p>21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1712" calcext:value-type="float">
            <text:p>171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formula="of:=[.B56]+[.C56]+[.D56]" office:value-type="float" office:value="2150" calcext:value-type="float">
            <text:p>215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formula="of:=[.I56]+[.J56]+[.K56]" office:value-type="float" office:value="2151" calcext:value-type="float">
            <text:p>215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table:formula="of:=[.B57]+[.C57]+[.D57]" office:value-type="float" office:value="1857" calcext:value-type="float">
            <text:p>185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I57]+[.J57]+[.K57]" office:value-type="float" office:value="2147" calcext:value-type="float">
            <text:p>2147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0H00M00S" calcext:value-type="time">
            <text:p>0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4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4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table:formula="of:=[.B4]+[.C4]+[.D4]" office:value-type="float" office:value="1094" calcext:value-type="float">
            <text:p>1094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formula="of:=[.I4]+[.J4]+[.K4]" office:value-type="float" office:value="1428" calcext:value-type="float">
            <text:p>14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62" calcext:value-type="float">
            <text:p>162</text:p>
          </table:table-cell>
          <table:table-cell table:formula="of:=[.B5]+[.C5]+[.D5]" office:value-type="float" office:value="1214" calcext:value-type="float">
            <text:p>121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table:formula="of:=[.I5]+[.J5]+[.K5]" office:value-type="float" office:value="2958" calcext:value-type="float">
            <text:p>29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8" calcext:value-type="float">
            <text:p>528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table:formula="of:=[.B6]+[.C6]+[.D6]" office:value-type="float" office:value="1510" calcext:value-type="float">
            <text:p>1510</text:p>
          </table:table-cell>
          <table:table-cell/>
          <table:table-cell office:value-type="float" office:value="3530" calcext:value-type="float">
            <text:p>3530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formula="of:=[.I6]+[.J6]+[.K6]" office:value-type="float" office:value="4391" calcext:value-type="float">
            <text:p>439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6" calcext:value-type="float">
            <text:p>656</text:p>
          </table:table-cell>
          <table:table-cell office:value-type="float" office:value="1179" calcext:value-type="float">
            <text:p>117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 table:formula="of:=[.B7]+[.C7]+[.D7]" office:value-type="float" office:value="1847" calcext:value-type="float">
            <text:p>18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089" calcext:value-type="float">
            <text:p>1089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table:formula="of:=[.I7]+[.J7]+[.K7]" office:value-type="float" office:value="1743" calcext:value-type="float">
            <text:p>17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1545" calcext:value-type="float">
            <text:p>1545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table:formula="of:=[.B8]+[.C8]+[.D8]" office:value-type="float" office:value="2134" calcext:value-type="float">
            <text:p>213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table:formula="of:=[.I8]+[.J8]+[.K8]" office:value-type="float" office:value="1830" calcext:value-type="float">
            <text:p>18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94" calcext:value-type="float">
            <text:p>194</text:p>
          </table:table-cell>
          <table:table-cell table:formula="of:=[.B9]+[.C9]+[.D9]" office:value-type="float" office:value="1829" calcext:value-type="float">
            <text:p>1829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table:formula="of:=[.I9]+[.J9]+[.K9]" office:value-type="float" office:value="1831" calcext:value-type="float">
            <text:p>18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5" calcext:value-type="float">
            <text:p>645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table:formula="of:=[.B10]+[.C10]+[.D10]" office:value-type="float" office:value="1821" calcext:value-type="float">
            <text:p>1821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62" calcext:value-type="float">
            <text:p>162</text:p>
          </table:table-cell>
          <table:table-cell table:formula="of:=[.I10]+[.J10]+[.K10]" office:value-type="float" office:value="1526" calcext:value-type="float">
            <text:p>15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table:formula="of:=[.B11]+[.C11]+[.D11]" office:value-type="float" office:value="1507" calcext:value-type="float">
            <text:p>150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82" calcext:value-type="float">
            <text:p>182</text:p>
          </table:table-cell>
          <table:table-cell table:formula="of:=[.I11]+[.J11]+[.K11]" office:value-type="float" office:value="1504" calcext:value-type="float">
            <text:p>15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5" calcext:value-type="float">
            <text:p>475</text:p>
          </table:table-cell>
          <table:table-cell office:value-type="float" office:value="1052" calcext:value-type="float">
            <text:p>1052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table:formula="of:=[.B12]+[.C12]+[.D12]" office:value-type="float" office:value="1543" calcext:value-type="float">
            <text:p>1543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table:formula="of:=[.I12]+[.J12]+[.K12]" office:value-type="float" office:value="1503" calcext:value-type="float">
            <text:p>15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945" calcext:value-type="float">
            <text:p>945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formula="of:=[.B13]+[.C13]+[.D13]" office:value-type="float" office:value="2155" calcext:value-type="float">
            <text:p>215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table:formula="of:=[.I13]+[.J13]+[.K13]" office:value-type="float" office:value="1524" calcext:value-type="float">
            <text:p>15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96" calcext:value-type="float">
            <text:p>996</text:p>
          </table:table-cell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[.B14]+[.C14]+[.D14]" office:value-type="float" office:value="1513" calcext:value-type="float">
            <text:p>1513</text:p>
          </table:table-cell>
          <table:table-cell/>
          <table:table-cell office:value-type="float" office:value="2106" calcext:value-type="float">
            <text:p>2106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table:formula="of:=[.I14]+[.J14]+[.K14]" office:value-type="float" office:value="3137" calcext:value-type="float">
            <text:p>31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7" calcext:value-type="float">
            <text:p>887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formula="of:=[.B15]+[.C15]+[.D15]" office:value-type="float" office:value="1521" calcext:value-type="float">
            <text:p>1521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[.I15]+[.J15]+[.K15]" office:value-type="float" office:value="1824" calcext:value-type="float">
            <text:p>18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formula="of:=[.B16]+[.C16]+[.D16]" office:value-type="float" office:value="1839" calcext:value-type="float">
            <text:p>1839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9" calcext:value-type="float">
            <text:p>189</text:p>
          </table:table-cell>
          <table:table-cell table:formula="of:=[.I16]+[.J16]+[.K16]" office:value-type="float" office:value="1525" calcext:value-type="float">
            <text:p>15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916" calcext:value-type="float">
            <text:p>916</text:p>
          </table:table-cell>
          <table:table-cell office:value-type="float" office:value="1199" calcext:value-type="float">
            <text:p>1199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table:formula="of:=[.B17]+[.C17]+[.D17]" office:value-type="float" office:value="2635" calcext:value-type="float">
            <text:p>2635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13" calcext:value-type="float">
            <text:p>213</text:p>
          </table:table-cell>
          <table:table-cell table:formula="of:=[.I17]+[.J17]+[.K17]" office:value-type="float" office:value="1530" calcext:value-type="float">
            <text:p>15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2" calcext:value-type="float">
            <text:p>472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  <table:table-cell table:formula="of:=[.B18]+[.C18]+[.D18]" office:value-type="float" office:value="1225" calcext:value-type="float">
            <text:p>122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table:formula="of:=[.I18]+[.J18]+[.K18]" office:value-type="float" office:value="1214" calcext:value-type="float">
            <text:p>12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1" calcext:value-type="float">
            <text:p>52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5" calcext:value-type="float">
            <text:p>145</text:p>
          </table:table-cell>
          <table:table-cell table:formula="of:=[.B19]+[.C19]+[.D19]" office:value-type="float" office:value="1198" calcext:value-type="float">
            <text:p>1198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12" calcext:value-type="float">
            <text:p>212</text:p>
          </table:table-cell>
          <table:table-cell table:formula="of:=[.I19]+[.J19]+[.K19]" office:value-type="float" office:value="1530" calcext:value-type="float">
            <text:p>15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8" calcext:value-type="float">
            <text:p>548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53" calcext:value-type="float">
            <text:p>153</text:p>
          </table:table-cell>
          <table:table-cell table:formula="of:=[.B20]+[.C20]+[.D20]" office:value-type="float" office:value="1524" calcext:value-type="float">
            <text:p>1524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table:formula="of:=[.I20]+[.J20]+[.K20]" office:value-type="float" office:value="1179" calcext:value-type="float">
            <text:p>11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float" office:value="767" calcext:value-type="float">
            <text:p>767</text:p>
          </table:table-cell>
          <table:table-cell office:value-type="float" office:value="1025" calcext:value-type="float">
            <text:p>1025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table:formula="of:=[.B21]+[.C21]+[.D21]" office:value-type="float" office:value="2117" calcext:value-type="float">
            <text:p>211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table:formula="of:=[.I21]+[.J21]+[.K21]" office:value-type="float" office:value="1387" calcext:value-type="float">
            <text:p>138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formula="of:=[.B22]+[.C22]+[.D22]" office:value-type="float" office:value="1167" calcext:value-type="float">
            <text:p>116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table:formula="of:=[.I22]+[.J22]+[.K22]" office:value-type="float" office:value="1652" calcext:value-type="float">
            <text:p>16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4" calcext:value-type="float">
            <text:p>504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table:formula="of:=[.B23]+[.C23]+[.D23]" office:value-type="float" office:value="1147" calcext:value-type="float">
            <text:p>1147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table:formula="of:=[.I23]+[.J23]+[.K23]" office:value-type="float" office:value="1488" calcext:value-type="float">
            <text:p>14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table:formula="of:=[.B24]+[.C24]+[.D24]" office:value-type="float" office:value="1473" calcext:value-type="float">
            <text:p>1473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160" calcext:value-type="float">
            <text:p>116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table:formula="of:=[.I24]+[.J24]+[.K24]" office:value-type="float" office:value="1593" calcext:value-type="float">
            <text:p>15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1339" calcext:value-type="float">
            <text:p>133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59" calcext:value-type="float">
            <text:p>159</text:p>
          </table:table-cell>
          <table:table-cell table:formula="of:=[.B25]+[.C25]+[.D25]" office:value-type="float" office:value="1804" calcext:value-type="float">
            <text:p>1804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02" calcext:value-type="float">
            <text:p>202</text:p>
          </table:table-cell>
          <table:table-cell table:formula="of:=[.I25]+[.J25]+[.K25]" office:value-type="float" office:value="1527" calcext:value-type="float">
            <text:p>15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table:formula="of:=[.B26]+[.C26]+[.D26]" office:value-type="float" office:value="998" calcext:value-type="float">
            <text:p>998</text:p>
          </table:table-cell>
          <table:table-cell table:number-columns-repeated="6"/>
          <table:table-cell table:formula="of:=[.I26]+[.J26]+[.K2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  <table:table-cell table:formula="of:=[.I27]+[.J27]+[.K2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  <table:table-cell table:formula="of:=[.I28]+[.J28]+[.K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4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4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74" calcext:value-type="float">
            <text:p>574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64" calcext:value-type="float">
            <text:p>164</text:p>
          </table:table-cell>
          <table:table-cell table:formula="of:=[.B33]+[.C33]+[.D33]" office:value-type="float" office:value="2695" calcext:value-type="float">
            <text:p>2695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1645" calcext:value-type="float">
            <text:p>164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42" calcext:value-type="float">
            <text:p>3342</text:p>
          </table:table-cell>
          <table:table-cell office:value-type="float" office:value="2553" calcext:value-type="float">
            <text:p>255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formula="of:=[.B34]+[.C34]+[.D34]" office:value-type="float" office:value="5896" calcext:value-type="float">
            <text:p>5896</text:p>
          </table:table-cell>
          <table:table-cell/>
          <table:table-cell office:value-type="float" office:value="3648" calcext:value-type="float">
            <text:p>3648</text:p>
          </table:table-cell>
          <table:table-cell office:value-type="float" office:value="2411" calcext:value-type="float">
            <text:p>2411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formula="of:=[.I34]+[.J34]+[.K34]" office:value-type="float" office:value="6069" calcext:value-type="float">
            <text:p>60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float" office:value="1675" calcext:value-type="float">
            <text:p>167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table:formula="of:=[.B35]+[.C35]+[.D35]" office:value-type="float" office:value="2176" calcext:value-type="float">
            <text:p>2176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449" calcext:value-type="float">
            <text:p>1449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table:formula="of:=[.I35]+[.J35]+[.K35]" office:value-type="float" office:value="2078" calcext:value-type="float">
            <text:p>20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8" calcext:value-type="float">
            <text:p>528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formula="of:=[.B36]+[.C36]+[.D36]" office:value-type="float" office:value="2107" calcext:value-type="float">
            <text:p>2107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1624" calcext:value-type="float">
            <text:p>162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 table:formula="of:=[.I36]+[.J36]+[.K36]" office:value-type="float" office:value="2166" calcext:value-type="float">
            <text:p>216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2" calcext:value-type="float">
            <text:p>732</text:p>
          </table:table-cell>
          <table:table-cell office:value-type="float" office:value="2039" calcext:value-type="float">
            <text:p>2039</text:p>
          </table:table-cell>
          <table:table-cell office:value-type="float" office:value="2565" calcext:value-type="float">
            <text:p>2565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table:formula="of:=[.B37]+[.C37]+[.D37]" office:value-type="float" office:value="5336" calcext:value-type="float">
            <text:p>5336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table:formula="of:=[.I37]+[.J37]+[.K37]" office:value-type="float" office:value="2460" calcext:value-type="float">
            <text:p>24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1895" calcext:value-type="float">
            <text:p>1895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table:formula="of:=[.B38]+[.C38]+[.D38]" office:value-type="float" office:value="2359" calcext:value-type="float">
            <text:p>2359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782" calcext:value-type="float">
            <text:p>178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table:formula="of:=[.I38]+[.J38]+[.K38]" office:value-type="float" office:value="2389" calcext:value-type="float">
            <text:p>23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1407" calcext:value-type="float">
            <text:p>140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table:formula="of:=[.B39]+[.C39]+[.D39]" office:value-type="float" office:value="1875" calcext:value-type="float">
            <text:p>1875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216" calcext:value-type="float">
            <text:p>2216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157" calcext:value-type="float">
            <text:p>157</text:p>
          </table:table-cell>
          <table:table-cell table:formula="of:=[.I39]+[.J39]+[.K39]" office:value-type="float" office:value="2902" calcext:value-type="float">
            <text:p>29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6" calcext:value-type="float">
            <text:p>786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table:formula="of:=[.B40]+[.C40]+[.D40]" office:value-type="float" office:value="2369" calcext:value-type="float">
            <text:p>2369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table:formula="of:=[.I40]+[.J40]+[.K40]" office:value-type="float" office:value="2440" calcext:value-type="float">
            <text:p>24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6" calcext:value-type="float">
            <text:p>636</text:p>
          </table:table-cell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table:formula="of:=[.B41]+[.C41]+[.D41]" office:value-type="float" office:value="2348" calcext:value-type="float">
            <text:p>234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table:formula="of:=[.I41]+[.J41]+[.K41]" office:value-type="float" office:value="2330" calcext:value-type="float">
            <text:p>23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89" calcext:value-type="float">
            <text:p>2889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table:formula="of:=[.B42]+[.C42]+[.D42]" office:value-type="float" office:value="4897" calcext:value-type="float">
            <text:p>4897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505" calcext:value-type="float">
            <text:p>150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formula="of:=[.I42]+[.J42]+[.K42]" office:value-type="float" office:value="2188" calcext:value-type="float">
            <text:p>21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1" calcext:value-type="float">
            <text:p>541</text:p>
          </table:table-cell>
          <table:table-cell office:value-type="float" office:value="2246" calcext:value-type="float">
            <text:p>224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71" calcext:value-type="float">
            <text:p>171</text:p>
          </table:table-cell>
          <table:table-cell table:formula="of:=[.B43]+[.C43]+[.D43]" office:value-type="float" office:value="2789" calcext:value-type="float">
            <text:p>278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table:formula="of:=[.I43]+[.J43]+[.K43]" office:value-type="float" office:value="2169" calcext:value-type="float">
            <text:p>21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table:formula="of:=[.B44]+[.C44]+[.D44]" office:value-type="float" office:value="1527" calcext:value-type="float">
            <text:p>1527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table:formula="of:=[.I44]+[.J44]+[.K44]" office:value-type="float" office:value="2786" calcext:value-type="float">
            <text:p>278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table:formula="of:=[.B45]+[.C45]+[.D45]" office:value-type="float" office:value="1832" calcext:value-type="float">
            <text:p>183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table:formula="of:=[.I45]+[.J45]+[.K45]" office:value-type="float" office:value="1849" calcext:value-type="float">
            <text:p>184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table:formula="of:=[.B46]+[.C46]+[.D46]" office:value-type="float" office:value="1859" calcext:value-type="float">
            <text:p>1859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table:formula="of:=[.I46]+[.J46]+[.K46]" office:value-type="float" office:value="2150" calcext:value-type="float">
            <text:p>21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table:formula="of:=[.B47]+[.C47]+[.D47]" office:value-type="float" office:value="2507" calcext:value-type="float">
            <text:p>2507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table:formula="of:=[.I47]+[.J47]+[.K47]" office:value-type="float" office:value="2172" calcext:value-type="float">
            <text:p>217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table:formula="of:=[.B48]+[.C48]+[.D48]" office:value-type="float" office:value="1827" calcext:value-type="float">
            <text:p>182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293" calcext:value-type="float">
            <text:p>229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table:formula="of:=[.I48]+[.J48]+[.K48]" office:value-type="float" office:value="2808" calcext:value-type="float">
            <text:p>28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5" calcext:value-type="float">
            <text:p>445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table:formula="of:=[.B49]+[.C49]+[.D49]" office:value-type="float" office:value="2424" calcext:value-type="float">
            <text:p>2424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541" calcext:value-type="float">
            <text:p>154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table:formula="of:=[.I49]+[.J49]+[.K49]" office:value-type="float" office:value="2081" calcext:value-type="float">
            <text:p>20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  <table:table-cell table:formula="of:=[.B50]+[.C50]+[.D50]" office:value-type="float" office:value="1509" calcext:value-type="float">
            <text:p>150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337" calcext:value-type="float">
            <text:p>233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table:formula="of:=[.I50]+[.J50]+[.K50]" office:value-type="float" office:value="2818" calcext:value-type="float">
            <text:p>281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1594" calcext:value-type="float">
            <text:p>1594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table:formula="of:=[.B51]+[.C51]+[.D51]" office:value-type="float" office:value="2132" calcext:value-type="float">
            <text:p>2132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146" calcext:value-type="float">
            <text:p>1146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table:formula="of:=[.I51]+[.J51]+[.K51]" office:value-type="float" office:value="1841" calcext:value-type="float">
            <text:p>184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table:formula="of:=[.B52]+[.C52]+[.D52]" office:value-type="float" office:value="3070" calcext:value-type="float">
            <text:p>3070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formula="of:=[.I52]+[.J52]+[.K52]" office:value-type="float" office:value="1802" calcext:value-type="float">
            <text:p>18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table:formula="of:=[.B53]+[.C53]+[.D53]" office:value-type="float" office:value="2759" calcext:value-type="float">
            <text:p>2759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table:formula="of:=[.I53]+[.J53]+[.K53]" office:value-type="float" office:value="3061" calcext:value-type="float">
            <text:p>30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8" calcext:value-type="float">
            <text:p>458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table:formula="of:=[.B54]+[.C54]+[.D54]" office:value-type="float" office:value="1834" calcext:value-type="float">
            <text:p>1834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2479" calcext:value-type="float">
            <text:p>247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I54]+[.J54]+[.K54]" office:value-type="float" office:value="3093" calcext:value-type="float">
            <text:p>30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formula="of:=[.B55]+[.C55]+[.D55]" office:value-type="float" office:value="2143" calcext:value-type="float">
            <text:p>2143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table:formula="of:=[.I55]+[.J55]+[.K55]" office:value-type="float" office:value="2087" calcext:value-type="float">
            <text:p>208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56]+[.C56]+[.D56]" office:value-type="float" office:value="0" calcext:value-type="float">
            <text:p>0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table:formula="of:=[.I56]+[.J56]+[.K56]" office:value-type="float" office:value="2218" calcext:value-type="float">
            <text:p>2218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formula="of:=[.I57]+[.J57]+[.K57]" office:value-type="float" office:value="1829" calcext:value-type="float">
            <text:p>1829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6H30M00S" calcext:value-type="time">
            <text:p>16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Airtel-4G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Airtel-4G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71" calcext:value-type="float">
            <text:p>271</text:p>
          </table:table-cell>
          <table:table-cell table:formula="of:=[.B4]+[.C4]+[.D4]" office:value-type="float" office:value="906" calcext:value-type="float">
            <text:p>90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13" calcext:value-type="float">
            <text:p>313</text:p>
          </table:table-cell>
          <table:table-cell table:formula="of:=[.I4]+[.J4]+[.K4]" office:value-type="float" office:value="1270" calcext:value-type="float">
            <text:p>12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17" calcext:value-type="float">
            <text:p>317</text:p>
          </table:table-cell>
          <table:table-cell table:formula="of:=[.B5]+[.C5]+[.D5]" office:value-type="float" office:value="882" calcext:value-type="float">
            <text:p>882</text:p>
          </table:table-cell>
          <table:table-cell/>
          <table:table-cell office:value-type="float" office:value="1654" calcext:value-type="float">
            <text:p>1654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formula="of:=[.I5]+[.J5]+[.K5]" office:value-type="float" office:value="2550" calcext:value-type="float">
            <text:p>25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82" calcext:value-type="float">
            <text:p>282</text:p>
          </table:table-cell>
          <table:table-cell table:formula="of:=[.B6]+[.C6]+[.D6]" office:value-type="float" office:value="1533" calcext:value-type="float">
            <text:p>153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70" calcext:value-type="float">
            <text:p>270</text:p>
          </table:table-cell>
          <table:table-cell table:formula="of:=[.I6]+[.J6]+[.K6]" office:value-type="float" office:value="1535" calcext:value-type="float">
            <text:p>15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91" calcext:value-type="float">
            <text:p>291</text:p>
          </table:table-cell>
          <table:table-cell table:formula="of:=[.B7]+[.C7]+[.D7]" office:value-type="float" office:value="1510" calcext:value-type="float">
            <text:p>151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00" calcext:value-type="float">
            <text:p>300</text:p>
          </table:table-cell>
          <table:table-cell table:formula="of:=[.I7]+[.J7]+[.K7]" office:value-type="float" office:value="1517" calcext:value-type="float">
            <text:p>15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28" calcext:value-type="float">
            <text:p>228</text:p>
          </table:table-cell>
          <table:table-cell table:formula="of:=[.B8]+[.C8]+[.D8]" office:value-type="float" office:value="1760" calcext:value-type="float">
            <text:p>1760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table:formula="of:=[.I8]+[.J8]+[.K8]" office:value-type="float" office:value="1538" calcext:value-type="float">
            <text:p>15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85" calcext:value-type="float">
            <text:p>285</text:p>
          </table:table-cell>
          <table:table-cell table:formula="of:=[.B9]+[.C9]+[.D9]" office:value-type="float" office:value="1525" calcext:value-type="float">
            <text:p>1525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988" calcext:value-type="float">
            <text:p>988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table:formula="of:=[.I9]+[.J9]+[.K9]" office:value-type="float" office:value="1523" calcext:value-type="float">
            <text:p>15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table:formula="of:=[.B10]+[.C10]+[.D10]" office:value-type="float" office:value="1502" calcext:value-type="float">
            <text:p>150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99" calcext:value-type="float">
            <text:p>299</text:p>
          </table:table-cell>
          <table:table-cell table:formula="of:=[.I10]+[.J10]+[.K10]" office:value-type="float" office:value="1514" calcext:value-type="float">
            <text:p>15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5" calcext:value-type="float">
            <text:p>235</text:p>
          </table:table-cell>
          <table:table-cell table:formula="of:=[.B11]+[.C11]+[.D11]" office:value-type="float" office:value="1194" calcext:value-type="float">
            <text:p>119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63" calcext:value-type="float">
            <text:p>263</text:p>
          </table:table-cell>
          <table:table-cell table:formula="of:=[.I11]+[.J11]+[.K11]" office:value-type="float" office:value="1197" calcext:value-type="float">
            <text:p>119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67" calcext:value-type="float">
            <text:p>267</text:p>
          </table:table-cell>
          <table:table-cell table:formula="of:=[.B12]+[.C12]+[.D12]" office:value-type="float" office:value="1196" calcext:value-type="float">
            <text:p>119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887" calcext:value-type="float">
            <text:p>887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283" calcext:value-type="float">
            <text:p>283</text:p>
          </table:table-cell>
          <table:table-cell table:formula="of:=[.I12]+[.J12]+[.K12]" office:value-type="float" office:value="1202" calcext:value-type="float">
            <text:p>12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4" calcext:value-type="float">
            <text:p>274</text:p>
          </table:table-cell>
          <table:table-cell table:formula="of:=[.B13]+[.C13]+[.D13]" office:value-type="float" office:value="890" calcext:value-type="float">
            <text:p>89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73" calcext:value-type="float">
            <text:p>273</text:p>
          </table:table-cell>
          <table:table-cell table:formula="of:=[.I13]+[.J13]+[.K13]" office:value-type="float" office:value="1207" calcext:value-type="float">
            <text:p>120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float" office:value="1021" calcext:value-type="float">
            <text:p>1021</text:p>
          </table:table-cell>
          <table:table-cell office:value-type="float" office:value="853" calcext:value-type="float">
            <text:p>853</text:p>
          </table:table-cell>
          <table:table-cell office:value-type="float" office:value="92" calcext:value-type="float">
            <text:p>92</text:p>
          </table:table-cell>
          <table:table-cell office:value-type="float" office:value="327" calcext:value-type="float">
            <text:p>327</text:p>
          </table:table-cell>
          <table:table-cell table:formula="of:=[.B14]+[.C14]+[.D14]" office:value-type="float" office:value="2157" calcext:value-type="float">
            <text:p>215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10" calcext:value-type="float">
            <text:p>310</text:p>
          </table:table-cell>
          <table:table-cell table:formula="of:=[.I14]+[.J14]+[.K14]" office:value-type="float" office:value="1537" calcext:value-type="float">
            <text:p>15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78" calcext:value-type="float">
            <text:p>278</text:p>
          </table:table-cell>
          <table:table-cell table:formula="of:=[.B15]+[.C15]+[.D15]" office:value-type="float" office:value="920" calcext:value-type="float">
            <text:p>92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02" calcext:value-type="float">
            <text:p>302</text:p>
          </table:table-cell>
          <table:table-cell table:formula="of:=[.I15]+[.J15]+[.K15]" office:value-type="float" office:value="1204" calcext:value-type="float">
            <text:p>12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77" calcext:value-type="float">
            <text:p>277</text:p>
          </table:table-cell>
          <table:table-cell table:formula="of:=[.B16]+[.C16]+[.D16]" office:value-type="float" office:value="1252" calcext:value-type="float">
            <text:p>125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95" calcext:value-type="float">
            <text:p>295</text:p>
          </table:table-cell>
          <table:table-cell table:formula="of:=[.I16]+[.J16]+[.K16]" office:value-type="float" office:value="889" calcext:value-type="float">
            <text:p>8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table:formula="of:=[.B17]+[.C17]+[.D17]" office:value-type="float" office:value="1434" calcext:value-type="float">
            <text:p>143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945" calcext:value-type="float">
            <text:p>94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98" calcext:value-type="float">
            <text:p>298</text:p>
          </table:table-cell>
          <table:table-cell table:formula="of:=[.I17]+[.J17]+[.K17]" office:value-type="float" office:value="1277" calcext:value-type="float">
            <text:p>12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float" office:value="571" calcext:value-type="float">
            <text:p>571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247" calcext:value-type="float">
            <text:p>247</text:p>
          </table:table-cell>
          <table:table-cell table:formula="of:=[.B18]+[.C18]+[.D18]" office:value-type="float" office:value="912" calcext:value-type="float">
            <text:p>91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table:formula="of:=[.I18]+[.J18]+[.K18]" office:value-type="float" office:value="1478" calcext:value-type="float">
            <text:p>14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47" calcext:value-type="float">
            <text:p>247</text:p>
          </table:table-cell>
          <table:table-cell table:formula="of:=[.B19]+[.C19]+[.D19]" office:value-type="float" office:value="1193" calcext:value-type="float">
            <text:p>119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878" calcext:value-type="float">
            <text:p>878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236" calcext:value-type="float">
            <text:p>236</text:p>
          </table:table-cell>
          <table:table-cell table:formula="of:=[.I19]+[.J19]+[.K19]" office:value-type="float" office:value="1297" calcext:value-type="float">
            <text:p>129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float" office:value="665" calcext:value-type="float">
            <text:p>66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02" calcext:value-type="float">
            <text:p>202</text:p>
          </table:table-cell>
          <table:table-cell table:formula="of:=[.B20]+[.C20]+[.D20]" office:value-type="float" office:value="1011" calcext:value-type="float">
            <text:p>101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96" calcext:value-type="float">
            <text:p>296</text:p>
          </table:table-cell>
          <table:table-cell table:formula="of:=[.I20]+[.J20]+[.K20]" office:value-type="float" office:value="1191" calcext:value-type="float">
            <text:p>119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float" office:value="1225" calcext:value-type="float">
            <text:p>1225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285" calcext:value-type="float">
            <text:p>285</text:p>
          </table:table-cell>
          <table:table-cell table:formula="of:=[.B21]+[.C21]+[.D21]" office:value-type="float" office:value="1532" calcext:value-type="float">
            <text:p>153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94" calcext:value-type="float">
            <text:p>89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48" calcext:value-type="float">
            <text:p>248</text:p>
          </table:table-cell>
          <table:table-cell table:formula="of:=[.I21]+[.J21]+[.K21]" office:value-type="float" office:value="1157" calcext:value-type="float">
            <text:p>115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66" calcext:value-type="float">
            <text:p>266</text:p>
          </table:table-cell>
          <table:table-cell table:formula="of:=[.B22]+[.C22]+[.D22]" office:value-type="float" office:value="875" calcext:value-type="float">
            <text:p>87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66" calcext:value-type="float">
            <text:p>266</text:p>
          </table:table-cell>
          <table:table-cell table:formula="of:=[.I22]+[.J22]+[.K22]" office:value-type="float" office:value="1519" calcext:value-type="float">
            <text:p>15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80" calcext:value-type="float">
            <text:p>280</text:p>
          </table:table-cell>
          <table:table-cell table:formula="of:=[.B23]+[.C23]+[.D23]" office:value-type="float" office:value="1184" calcext:value-type="float">
            <text:p>118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84" calcext:value-type="float">
            <text:p>284</text:p>
          </table:table-cell>
          <table:table-cell table:formula="of:=[.I23]+[.J23]+[.K23]" office:value-type="float" office:value="1026" calcext:value-type="float">
            <text:p>10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table:formula="of:=[.B24]+[.C24]+[.D24]" office:value-type="float" office:value="885" calcext:value-type="float">
            <text:p>885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table:formula="of:=[.I24]+[.J24]+[.K24]" office:value-type="float" office:value="1348" calcext:value-type="float">
            <text:p>134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89" calcext:value-type="float">
            <text:p>289</text:p>
          </table:table-cell>
          <table:table-cell table:formula="of:=[.B25]+[.C25]+[.D25]" office:value-type="float" office:value="1163" calcext:value-type="float">
            <text:p>11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941" calcext:value-type="float">
            <text:p>941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85" calcext:value-type="float">
            <text:p>285</text:p>
          </table:table-cell>
          <table:table-cell table:formula="of:=[.I25]+[.J25]+[.K25]" office:value-type="float" office:value="1217" calcext:value-type="float">
            <text:p>12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5" calcext:value-type="float">
            <text:p>245</text:p>
          </table:table-cell>
          <table:table-cell table:formula="of:=[.B26]+[.C26]+[.D26]" office:value-type="float" office:value="1489" calcext:value-type="float">
            <text:p>1489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161" calcext:value-type="float">
            <text:p>1161</text:p>
          </table:table-cell>
          <table:table-cell office:value-type="float" office:value="170" calcext:value-type="float">
            <text:p>170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table:formula="of:=[.I26]+[.J26]+[.K26]" office:value-type="float" office:value="1647" calcext:value-type="float">
            <text:p>16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table:formula="of:=[.B27]+[.C27]+[.D27]" office:value-type="float" office:value="1165" calcext:value-type="float">
            <text:p>1165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87" calcext:value-type="float">
            <text:p>287</text:p>
          </table:table-cell>
          <table:table-cell table:formula="of:=[.I27]+[.J27]+[.K27]" office:value-type="float" office:value="1499" calcext:value-type="float">
            <text:p>1499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table:formula="of:=[.I28]+[.J28]+[.K28]" office:value-type="float" office:value="1312" calcext:value-type="float">
            <text:p>1312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Airtel-4G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Airtel-4G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5" calcext:value-type="float">
            <text:p>505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6" calcext:value-type="float">
            <text:p>186</text:p>
          </table:table-cell>
          <table:table-cell table:formula="of:=[.B33]+[.C33]+[.D33]" office:value-type="float" office:value="2355" calcext:value-type="float">
            <text:p>2355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933" calcext:value-type="float">
            <text:p>193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20" calcext:value-type="float">
            <text:p>220</text:p>
          </table:table-cell>
          <table:table-cell table:formula="of:=[.I33]+[.J33]+[.K33]" office:value-type="float" office:value="2365" calcext:value-type="float">
            <text:p>23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2714" calcext:value-type="float">
            <text:p>271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table:formula="of:=[.B34]+[.C34]+[.D34]" office:value-type="float" office:value="3134" calcext:value-type="float">
            <text:p>3134</text:p>
          </table:table-cell>
          <table:table-cell/>
          <table:table-cell office:value-type="float" office:value="2898" calcext:value-type="float">
            <text:p>2898</text:p>
          </table:table-cell>
          <table:table-cell office:value-type="float" office:value="2670" calcext:value-type="float">
            <text:p>267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table:formula="of:=[.I34]+[.J34]+[.K34]" office:value-type="float" office:value="5569" calcext:value-type="float">
            <text:p>55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22" calcext:value-type="float">
            <text:p>3622</text:p>
          </table:table-cell>
          <table:table-cell office:value-type="float" office:value="1113" calcext:value-type="float">
            <text:p>1113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formula="of:=[.B35]+[.C35]+[.D35]" office:value-type="float" office:value="4778" calcext:value-type="float">
            <text:p>4778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451" calcext:value-type="float">
            <text:p>1451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table:formula="of:=[.I35]+[.J35]+[.K35]" office:value-type="float" office:value="1854" calcext:value-type="float">
            <text:p>18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8" calcext:value-type="float">
            <text:p>418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13" calcext:value-type="float">
            <text:p>213</text:p>
          </table:table-cell>
          <table:table-cell table:formula="of:=[.B36]+[.C36]+[.D36]" office:value-type="float" office:value="2140" calcext:value-type="float">
            <text:p>214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table:formula="of:=[.I36]+[.J36]+[.K36]" office:value-type="float" office:value="2104" calcext:value-type="float">
            <text:p>21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23" calcext:value-type="float">
            <text:p>223</text:p>
          </table:table-cell>
          <table:table-cell table:formula="of:=[.B37]+[.C37]+[.D37]" office:value-type="float" office:value="2076" calcext:value-type="float">
            <text:p>2076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  <table:table-cell table:formula="of:=[.I37]+[.J37]+[.K37]" office:value-type="float" office:value="2145" calcext:value-type="float">
            <text:p>21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table:formula="of:=[.B38]+[.C38]+[.D38]" office:value-type="float" office:value="2065" calcext:value-type="float">
            <text:p>206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055" calcext:value-type="float">
            <text:p>205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table:formula="of:=[.I38]+[.J38]+[.K38]" office:value-type="float" office:value="2521" calcext:value-type="float">
            <text:p>25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06" calcext:value-type="float">
            <text:p>206</text:p>
          </table:table-cell>
          <table:table-cell table:formula="of:=[.B39]+[.C39]+[.D39]" office:value-type="float" office:value="2552" calcext:value-type="float">
            <text:p>2552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074" calcext:value-type="float">
            <text:p>2074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table:formula="of:=[.I39]+[.J39]+[.K39]" office:value-type="float" office:value="2855" calcext:value-type="float">
            <text:p>28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float" office:value="1411" calcext:value-type="float">
            <text:p>1411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table:formula="of:=[.B40]+[.C40]+[.D40]" office:value-type="float" office:value="1811" calcext:value-type="float">
            <text:p>181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table:formula="of:=[.I40]+[.J40]+[.K40]" office:value-type="float" office:value="2137" calcext:value-type="float">
            <text:p>21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table:formula="of:=[.B41]+[.C41]+[.D41]" office:value-type="float" office:value="2120" calcext:value-type="float">
            <text:p>2120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table:formula="of:=[.I41]+[.J41]+[.K41]" office:value-type="float" office:value="2311" calcext:value-type="float">
            <text:p>23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75" calcext:value-type="float">
            <text:p>175</text:p>
          </table:table-cell>
          <table:table-cell table:formula="of:=[.B42]+[.C42]+[.D42]" office:value-type="float" office:value="1834" calcext:value-type="float">
            <text:p>183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  <table:table-cell table:formula="of:=[.I42]+[.J42]+[.K42]" office:value-type="float" office:value="2174" calcext:value-type="float">
            <text:p>21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8" calcext:value-type="float">
            <text:p>548</text:p>
          </table:table-cell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6" calcext:value-type="float">
            <text:p>176</text:p>
          </table:table-cell>
          <table:table-cell table:formula="of:=[.B43]+[.C43]+[.D43]" office:value-type="float" office:value="2168" calcext:value-type="float">
            <text:p>216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table:formula="of:=[.I43]+[.J43]+[.K43]" office:value-type="float" office:value="2186" calcext:value-type="float">
            <text:p>218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2044" calcext:value-type="float">
            <text:p>204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216" calcext:value-type="float">
            <text:p>216</text:p>
          </table:table-cell>
          <table:table-cell table:formula="of:=[.B44]+[.C44]+[.D44]" office:value-type="float" office:value="2476" calcext:value-type="float">
            <text:p>2476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9" calcext:value-type="float">
            <text:p>219</text:p>
          </table:table-cell>
          <table:table-cell table:formula="of:=[.I44]+[.J44]+[.K44]" office:value-type="float" office:value="2813" calcext:value-type="float">
            <text:p>28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8" calcext:value-type="float">
            <text:p>418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table:formula="of:=[.B45]+[.C45]+[.D45]" office:value-type="float" office:value="1565" calcext:value-type="float">
            <text:p>1565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157" calcext:value-type="float">
            <text:p>1157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table:formula="of:=[.I45]+[.J45]+[.K45]" office:value-type="float" office:value="1660" calcext:value-type="float">
            <text:p>16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5" calcext:value-type="float">
            <text:p>455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4" calcext:value-type="float">
            <text:p>204</text:p>
          </table:table-cell>
          <table:table-cell table:formula="of:=[.B46]+[.C46]+[.D46]" office:value-type="float" office:value="2119" calcext:value-type="float">
            <text:p>2119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table:formula="of:=[.I46]+[.J46]+[.K46]" office:value-type="float" office:value="1697" calcext:value-type="float">
            <text:p>169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table:formula="of:=[.B47]+[.C47]+[.D47]" office:value-type="float" office:value="1850" calcext:value-type="float">
            <text:p>185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table:formula="of:=[.I47]+[.J47]+[.K47]" office:value-type="float" office:value="2171" calcext:value-type="float">
            <text:p>217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table:formula="of:=[.B48]+[.C48]+[.D48]" office:value-type="float" office:value="2168" calcext:value-type="float">
            <text:p>2168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731" calcext:value-type="float">
            <text:p>173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table:formula="of:=[.I48]+[.J48]+[.K48]" office:value-type="float" office:value="2162" calcext:value-type="float">
            <text:p>21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float" office:value="1109" calcext:value-type="float">
            <text:p>110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93" calcext:value-type="float">
            <text:p>193</text:p>
          </table:table-cell>
          <table:table-cell table:formula="of:=[.B49]+[.C49]+[.D49]" office:value-type="float" office:value="1515" calcext:value-type="float">
            <text:p>1515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table:formula="of:=[.I49]+[.J49]+[.K49]" office:value-type="float" office:value="1839" calcext:value-type="float">
            <text:p>18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table:formula="of:=[.B50]+[.C50]+[.D50]" office:value-type="float" office:value="2148" calcext:value-type="float">
            <text:p>2148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738" calcext:value-type="float">
            <text:p>173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table:formula="of:=[.I50]+[.J50]+[.K50]" office:value-type="float" office:value="2126" calcext:value-type="float">
            <text:p>21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  <table:table-cell table:formula="of:=[.B51]+[.C51]+[.D51]" office:value-type="float" office:value="1527" calcext:value-type="float">
            <text:p>152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062" calcext:value-type="float">
            <text:p>1062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table:formula="of:=[.I51]+[.J51]+[.K51]" office:value-type="float" office:value="1637" calcext:value-type="float">
            <text:p>16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float" office:value="1747" calcext:value-type="float">
            <text:p>174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table:formula="of:=[.B52]+[.C52]+[.D52]" office:value-type="float" office:value="2127" calcext:value-type="float">
            <text:p>2127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table:formula="of:=[.I52]+[.J52]+[.K52]" office:value-type="float" office:value="1808" calcext:value-type="float">
            <text:p>18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table:formula="of:=[.B53]+[.C53]+[.D53]" office:value-type="float" office:value="2764" calcext:value-type="float">
            <text:p>2764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2522" calcext:value-type="float">
            <text:p>2522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table:formula="of:=[.I53]+[.J53]+[.K53]" office:value-type="float" office:value="2980" calcext:value-type="float">
            <text:p>298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2380" calcext:value-type="float">
            <text:p>2380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87" calcext:value-type="float">
            <text:p>187</text:p>
          </table:table-cell>
          <table:table-cell table:formula="of:=[.B54]+[.C54]+[.D54]" office:value-type="float" office:value="2785" calcext:value-type="float">
            <text:p>2785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2159" calcext:value-type="float">
            <text:p>2159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table:formula="of:=[.I54]+[.J54]+[.K54]" office:value-type="float" office:value="2554" calcext:value-type="float">
            <text:p>25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3" calcext:value-type="float">
            <text:p>413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97" calcext:value-type="float">
            <text:p>197</text:p>
          </table:table-cell>
          <table:table-cell table:formula="of:=[.B55]+[.C55]+[.D55]" office:value-type="float" office:value="2159" calcext:value-type="float">
            <text:p>215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table:formula="of:=[.I55]+[.J55]+[.K55]" office:value-type="float" office:value="2047" calcext:value-type="float">
            <text:p>20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table:formula="of:=[.B56]+[.C56]+[.D56]" office:value-type="float" office:value="2138" calcext:value-type="float">
            <text:p>213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table:formula="of:=[.I56]+[.J56]+[.K56]" office:value-type="float" office:value="2470" calcext:value-type="float">
            <text:p>24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table:formula="of:=[.B57]+[.C57]+[.D57]" office:value-type="float" office:value="1538" calcext:value-type="float">
            <text:p>153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  <table:table-cell table:formula="of:=[.I57]+[.J57]+[.K57]" office:value-type="float" office:value="1822" calcext:value-type="float">
            <text:p>1822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table:number-columns-repeated="1018"/>
        </table:table-row>
      </table:table>
      <table:table table:name="Sheet7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8:06:27.171635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46:04.866948772</meta:creation-date>
    <dc:date>2018-06-29T08:07:30.576489332</dc:date>
    <meta:editing-duration>PT5M33S</meta:editing-duration>
    <meta:editing-cycles>9</meta:editing-cycles>
    <meta:generator>LibreOffice/4.2.8.2$Linux_x86 LibreOffice_project/420m0$Build-2</meta:generator>
    <meta:document-statistic meta:table-count="7" meta:cell-count="3768" meta:object-count="0"/>
  </office:meta>
</office:document-meta>
</file>